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9D000004EB34B4997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Writer">
      <style:text-properties officeooo:rsid="00206fe6" officeooo:paragraph-rsid="00206fe6"/>
    </style:style>
    <style:style style:name="P2" style:family="paragraph" style:parent-style-name="Subtitle_20_of_20_the_20_Thesis">
      <style:text-properties officeooo:rsid="007a31c0" officeooo:paragraph-rsid="007a31c0"/>
    </style:style>
    <style:style style:name="P3" style:family="paragraph" style:parent-style-name="Subtitle_20_of_20_the_20_Thesis">
      <style:text-properties fo:language="en" fo:country="GB"/>
    </style:style>
    <style:style style:name="P4" style:family="paragraph" style:parent-style-name="Cover_20_Page_20_Information">
      <style:text-properties officeooo:rsid="0021c780" officeooo:paragraph-rsid="0021c780"/>
    </style:style>
    <style:style style:name="P5" style:family="paragraph" style:parent-style-name="Cover_20_Page_20_Information">
      <style:text-properties officeooo:rsid="0025b37c" officeooo:paragraph-rsid="0025b37c"/>
    </style:style>
    <style:style style:name="P6" style:family="paragraph" style:parent-style-name="Cover_20_Page_20_Information">
      <style:text-properties officeooo:rsid="00235796" officeooo:paragraph-rsid="00235796"/>
    </style:style>
    <style:style style:name="P7" style:family="paragraph" style:parent-style-name="Abstract_20_Heading_20__28_WW_29_" style:master-page-name="Converted1">
      <style:paragraph-properties style:page-number="auto"/>
    </style:style>
    <style:style style:name="P8" style:family="paragraph" style:parent-style-name="Abstract">
      <style:text-properties fo:language="en" fo:country="US"/>
    </style:style>
    <style:style style:name="P9" style:family="paragraph" style:parent-style-name="Standard">
      <style:text-properties fo:language="en" fo:country="US" officeooo:rsid="001ed756"/>
    </style:style>
    <style:style style:name="P10" style:family="paragraph">
      <loext:graphic-properties draw:fill="none"/>
      <style:paragraph-properties fo:text-align="start"/>
      <style:text-properties fo:font-size="18pt"/>
    </style:style>
    <style:style style:name="P11" style:family="paragraph" style:parent-style-name="Standard">
      <style:text-properties fo:language="en" fo:country="US"/>
    </style:style>
    <style:style style:name="P12" style:family="paragraph" style:parent-style-name="Standard">
      <style:paragraph-properties fo:line-height="100%" fo:text-align="start" style:justify-single-word="false"/>
      <style:text-properties fo:language="en" fo:country="US"/>
    </style:style>
    <style:style style:name="P13" style:family="paragraph" style:parent-style-name="Standard">
      <style:paragraph-properties fo:margin-top="0in" fo:margin-bottom="0in" style:contextual-spacing="false"/>
    </style:style>
    <style:style style:name="P14" style:family="paragraph" style:parent-style-name="Contents_20_1">
      <style:paragraph-properties>
        <style:tab-stops>
          <style:tab-stop style:position="0.3055in"/>
          <style:tab-stop style:position="6.2984in" style:type="right" style:leader-style="dotted" style:leader-text="."/>
        </style:tab-stops>
      </style:paragraph-properties>
    </style:style>
    <style:style style:name="P15" style:family="paragraph" style:parent-style-name="Contents_20_2">
      <style:paragraph-properties>
        <style:tab-stops>
          <style:tab-stop style:position="0.6693in"/>
          <style:tab-stop style:position="6.2984in" style:type="right" style:leader-style="dotted" style:leader-text="."/>
        </style:tab-stops>
      </style:paragraph-properties>
    </style:style>
    <style:style style:name="P16" style:family="paragraph" style:parent-style-name="Contents_20_3">
      <style:paragraph-properties>
        <style:tab-stops>
          <style:tab-stop style:position="1.1811in"/>
          <style:tab-stop style:position="6.2984in" style:type="right" style:leader-style="dotted" style:leader-text="."/>
        </style:tab-stops>
      </style:paragraph-properties>
    </style:style>
    <style:style style:name="P17" style:family="paragraph" style:parent-style-name="Standard">
      <style:text-properties officeooo:rsid="007e1a76" officeooo:paragraph-rsid="007e1a76"/>
    </style:style>
    <style:style style:name="P18" style:family="paragraph" style:parent-style-name="Heading_20_1" style:list-style-name="WWNum2" style:master-page-name="Converted3">
      <style:paragraph-properties style:page-number="1"/>
      <style:text-properties officeooo:rsid="00315661" officeooo:paragraph-rsid="00315661"/>
    </style:style>
    <style:style style:name="P19" style:family="paragraph" style:parent-style-name="Heading_20_1" style:list-style-name="WWNum2">
      <style:text-properties officeooo:paragraph-rsid="00278ab0"/>
    </style:style>
    <style:style style:name="P20" style:family="paragraph" style:parent-style-name="Text_20_body">
      <style:text-properties officeooo:rsid="0027c4fe" officeooo:paragraph-rsid="0027c4fe"/>
    </style:style>
    <style:style style:name="P21" style:family="paragraph" style:parent-style-name="List" style:list-style-name="WWNum8">
      <style:text-properties officeooo:rsid="00281ec8" officeooo:paragraph-rsid="00281ec8"/>
    </style:style>
    <style:style style:name="P22" style:family="paragraph" style:parent-style-name="List" style:list-style-name="WWNum8">
      <style:text-properties fo:language="en" fo:country="GB" officeooo:rsid="00281ec8" officeooo:paragraph-rsid="00281ec8"/>
    </style:style>
    <style:style style:name="P23" style:family="paragraph" style:parent-style-name="List" style:list-style-name="WWNum8">
      <style:text-properties fo:language="en" fo:country="GB" officeooo:rsid="00299354" officeooo:paragraph-rsid="00299354"/>
    </style:style>
    <style:style style:name="P24" style:family="paragraph" style:parent-style-name="List">
      <style:text-properties officeooo:paragraph-rsid="00281ec8"/>
    </style:style>
    <style:style style:name="P25" style:family="paragraph" style:parent-style-name="Heading_20_1" style:list-style-name="WWNum2">
      <style:text-properties officeooo:rsid="002ea43a" officeooo:paragraph-rsid="002ea43a"/>
    </style:style>
    <style:style style:name="P26" style:family="paragraph" style:parent-style-name="Heading_20_2" style:list-style-name="WWNum2">
      <style:text-properties officeooo:rsid="002ea43a" officeooo:paragraph-rsid="002ea43a"/>
    </style:style>
    <style:style style:name="P27" style:family="paragraph" style:parent-style-name="List" style:list-style-name="WWNum8">
      <style:text-properties fo:language="en" fo:country="GB" officeooo:rsid="00305a30" officeooo:paragraph-rsid="00305a30"/>
    </style:style>
    <style:style style:name="P28" style:family="paragraph" style:parent-style-name="List" style:list-style-name="">
      <style:text-properties fo:language="en" fo:country="GB" officeooo:rsid="00305a30" officeooo:paragraph-rsid="00305a30"/>
    </style:style>
    <style:style style:name="P29" style:family="paragraph" style:parent-style-name="Heading_20_3">
      <style:text-properties officeooo:rsid="003cc8ab" officeooo:paragraph-rsid="003cc8ab"/>
    </style:style>
    <style:style style:name="P30" style:family="paragraph" style:parent-style-name="List">
      <style:text-properties officeooo:rsid="0081849b" officeooo:paragraph-rsid="0081849b"/>
    </style:style>
    <style:style style:name="P31" style:family="paragraph" style:parent-style-name="List">
      <style:text-properties officeooo:rsid="00829d68" officeooo:paragraph-rsid="00829d68"/>
    </style:style>
    <style:style style:name="P32" style:family="paragraph" style:parent-style-name="List">
      <style:text-properties officeooo:rsid="0082cf4a" officeooo:paragraph-rsid="0082cf4a"/>
    </style:style>
    <style:style style:name="P33" style:family="paragraph" style:parent-style-name="Heading_20_3">
      <style:text-properties officeooo:rsid="003d5c54" officeooo:paragraph-rsid="003d5c54"/>
    </style:style>
    <style:style style:name="P34" style:family="paragraph" style:parent-style-name="Text_20_body">
      <style:text-properties officeooo:rsid="0080426d" officeooo:paragraph-rsid="0080426d"/>
    </style:style>
    <style:style style:name="P35" style:family="paragraph" style:parent-style-name="List">
      <style:text-properties officeooo:rsid="003fb30a" officeooo:paragraph-rsid="003fb30a"/>
    </style:style>
    <style:style style:name="P36" style:family="paragraph" style:parent-style-name="List">
      <style:text-properties officeooo:rsid="003fb841" officeooo:paragraph-rsid="003fb841"/>
    </style:style>
    <style:style style:name="P37" style:family="paragraph" style:parent-style-name="List" style:list-style-name="">
      <style:text-properties fo:language="en" fo:country="GB" officeooo:rsid="00391065" officeooo:paragraph-rsid="00391065"/>
    </style:style>
    <style:style style:name="P38" style:family="paragraph" style:parent-style-name="Heading_20_2">
      <style:text-properties officeooo:rsid="00431020" officeooo:paragraph-rsid="00431020"/>
    </style:style>
    <style:style style:name="P39" style:family="paragraph" style:parent-style-name="Heading_20_3">
      <style:text-properties officeooo:rsid="00431bcd" officeooo:paragraph-rsid="00431bcd"/>
    </style:style>
    <style:style style:name="P40" style:family="paragraph" style:parent-style-name="Leipäteksti1">
      <style:text-properties officeooo:rsid="00391065" officeooo:paragraph-rsid="00391065"/>
    </style:style>
    <style:style style:name="P41" style:family="paragraph" style:parent-style-name="List">
      <style:text-properties officeooo:rsid="00391065" officeooo:paragraph-rsid="00391065"/>
    </style:style>
    <style:style style:name="P42" style:family="paragraph" style:parent-style-name="List" style:list-style-name="">
      <style:text-properties officeooo:rsid="00391065" officeooo:paragraph-rsid="00391065"/>
    </style:style>
    <style:style style:name="P43" style:family="paragraph" style:parent-style-name="Heading_20_2">
      <style:text-properties officeooo:rsid="00395e82" officeooo:paragraph-rsid="00395e82"/>
    </style:style>
    <style:style style:name="P44" style:family="paragraph" style:parent-style-name="Text_20_body">
      <style:text-properties officeooo:paragraph-rsid="00617795"/>
    </style:style>
    <style:style style:name="P45" style:family="paragraph" style:parent-style-name="Text_20_body">
      <style:text-properties officeooo:rsid="00617795" officeooo:paragraph-rsid="00617795"/>
    </style:style>
    <style:style style:name="P46" style:family="paragraph" style:parent-style-name="List">
      <style:text-properties officeooo:rsid="00617795" officeooo:paragraph-rsid="00617795"/>
    </style:style>
    <style:style style:name="P47" style:family="paragraph" style:parent-style-name="List" style:list-style-name="">
      <style:text-properties officeooo:rsid="00617795" officeooo:paragraph-rsid="00617795"/>
    </style:style>
    <style:style style:name="P48" style:family="paragraph" style:parent-style-name="List">
      <style:text-properties officeooo:rsid="004479bb" officeooo:paragraph-rsid="004479bb"/>
    </style:style>
    <style:style style:name="P49" style:family="paragraph" style:parent-style-name="List">
      <style:text-properties officeooo:rsid="00458d3d" officeooo:paragraph-rsid="00458d3d"/>
    </style:style>
    <style:style style:name="P50" style:family="paragraph" style:parent-style-name="List" style:list-style-name="">
      <style:text-properties officeooo:rsid="00458d3d" officeooo:paragraph-rsid="00458d3d"/>
    </style:style>
    <style:style style:name="P51" style:family="paragraph" style:parent-style-name="Text_20_body">
      <style:text-properties officeooo:paragraph-rsid="0065f874"/>
    </style:style>
    <style:style style:name="P52" style:family="paragraph" style:parent-style-name="Text_20_body">
      <style:text-properties officeooo:paragraph-rsid="0071dc14"/>
    </style:style>
    <style:style style:name="P53" style:family="paragraph" style:parent-style-name="Text_20_body">
      <style:text-properties officeooo:rsid="007293b8" officeooo:paragraph-rsid="007293b8"/>
    </style:style>
    <style:style style:name="P54" style:family="paragraph" style:parent-style-name="Leipäteksti1">
      <style:text-properties officeooo:rsid="00685f81" officeooo:paragraph-rsid="00685f81"/>
    </style:style>
    <style:style style:name="P55" style:family="paragraph" style:parent-style-name="List">
      <style:text-properties officeooo:rsid="00685f81" officeooo:paragraph-rsid="00685f81"/>
    </style:style>
    <style:style style:name="P56" style:family="paragraph" style:parent-style-name="Text_20_body">
      <style:text-properties officeooo:rsid="00685f81" officeooo:paragraph-rsid="00685f81"/>
    </style:style>
    <style:style style:name="P57" style:family="paragraph" style:parent-style-name="Text_20_body">
      <style:text-properties officeooo:paragraph-rsid="00685f81"/>
    </style:style>
    <style:style style:name="P58" style:family="paragraph" style:parent-style-name="Text_20_body">
      <style:text-properties officeooo:rsid="006bf29b" officeooo:paragraph-rsid="006bf29b"/>
    </style:style>
    <style:style style:name="P59" style:family="paragraph" style:parent-style-name="Text_20_body">
      <style:text-properties officeooo:rsid="006b45c8" officeooo:paragraph-rsid="006b45c8"/>
    </style:style>
    <style:style style:name="P60" style:family="paragraph" style:parent-style-name="Text_20_body">
      <style:text-properties officeooo:rsid="006ff7c5" officeooo:paragraph-rsid="006ff7c5"/>
    </style:style>
    <style:style style:name="P61" style:family="paragraph" style:parent-style-name="Text_20_body">
      <style:text-properties officeooo:rsid="00717355" officeooo:paragraph-rsid="00717355"/>
    </style:style>
    <style:style style:name="P62" style:family="paragraph" style:parent-style-name="Heading_20_3">
      <style:text-properties officeooo:rsid="00758bc9" officeooo:paragraph-rsid="00758bc9"/>
    </style:style>
    <style:style style:name="P63" style:family="paragraph" style:parent-style-name="Leipäteksti1">
      <style:text-properties officeooo:rsid="00758bc9" officeooo:paragraph-rsid="00758bc9"/>
    </style:style>
    <style:style style:name="P64" style:family="paragraph" style:parent-style-name="Leipäteksti1">
      <style:text-properties officeooo:rsid="007982b0" officeooo:paragraph-rsid="007982b0"/>
    </style:style>
    <style:style style:name="P65" style:family="paragraph" style:parent-style-name="List">
      <style:text-properties officeooo:rsid="00483495" officeooo:paragraph-rsid="00483495"/>
    </style:style>
    <style:style style:name="P66" style:family="paragraph" style:parent-style-name="Leipäteksti1">
      <style:text-properties officeooo:rsid="0047bc3b" officeooo:paragraph-rsid="00483495"/>
    </style:style>
    <style:style style:name="P67" style:family="paragraph" style:parent-style-name="Heading_20_1">
      <style:text-properties officeooo:rsid="008b5ee8" officeooo:paragraph-rsid="008b5ee8"/>
    </style:style>
    <style:style style:name="P68" style:family="paragraph" style:parent-style-name="Text_20_body">
      <style:text-properties officeooo:rsid="008d633f" officeooo:paragraph-rsid="008d633f"/>
    </style:style>
    <style:style style:name="P69" style:family="paragraph" style:parent-style-name="Text_20_body">
      <style:text-properties officeooo:rsid="008ebf0d" officeooo:paragraph-rsid="008ebf0d"/>
    </style:style>
    <style:style style:name="P70" style:family="paragraph" style:parent-style-name="Header">
      <style:paragraph-properties fo:padding="0in" fo:border="none"/>
    </style:style>
    <style:style style:name="T1" style:family="text">
      <style:text-properties fo:language="en" fo:country="GB"/>
    </style:style>
    <style:style style:name="T2" style:family="text">
      <style:text-properties fo:language="en" fo:country="GB" officeooo:rsid="00200aad"/>
    </style:style>
    <style:style style:name="T3" style:family="text">
      <style:text-properties fo:language="en" fo:country="GB" officeooo:rsid="0088b933"/>
    </style:style>
    <style:style style:name="T4" style:family="text">
      <style:text-properties fo:language="en" fo:country="US"/>
    </style:style>
    <style:style style:name="T5" style:family="text">
      <style:text-properties fo:language="en" fo:country="US" officeooo:rsid="001ed221"/>
    </style:style>
    <style:style style:name="T6" style:family="text">
      <style:text-properties fo:language="en" fo:country="US" officeooo:rsid="001f65ae"/>
    </style:style>
    <style:style style:name="T7" style:family="text">
      <style:text-properties fo:language="en" fo:country="US" officeooo:rsid="0085e6c0"/>
    </style:style>
    <style:style style:name="T8" style:family="text">
      <style:text-properties fo:language="en" fo:country="US" officeooo:rsid="001ff9cf"/>
    </style:style>
    <style:style style:name="T9" style:family="text">
      <style:text-properties fo:language="en" fo:country="US" officeooo:rsid="001ed756"/>
    </style:style>
    <style:style style:name="T10" style:family="text">
      <style:text-properties officeooo:rsid="007b005e"/>
    </style:style>
    <style:style style:name="T11" style:family="text">
      <style:text-properties officeooo:rsid="007b06ba"/>
    </style:style>
    <style:style style:name="T12" style:family="text">
      <style:text-properties fo:language="en" fo:country="GB" fo:font-weight="bold" style:font-weight-asian="bold"/>
    </style:style>
    <style:style style:name="T13" style:family="text">
      <style:text-properties officeooo:rsid="00278ab0"/>
    </style:style>
    <style:style style:name="T14" style:family="text">
      <style:text-properties officeooo:rsid="00315661"/>
    </style:style>
    <style:style style:name="T15" style:family="text">
      <style:text-properties officeooo:rsid="00299354"/>
    </style:style>
    <style:style style:name="T16" style:family="text">
      <style:text-properties officeooo:rsid="003cc8ab"/>
    </style:style>
    <style:style style:name="T17" style:family="text">
      <style:text-properties officeooo:rsid="003073d4"/>
    </style:style>
    <style:style style:name="T18" style:family="text">
      <style:text-properties officeooo:rsid="0084d52f"/>
    </style:style>
    <style:style style:name="T19" style:family="text">
      <style:text-properties officeooo:rsid="0082cf4a"/>
    </style:style>
    <style:style style:name="T20" style:family="text">
      <style:text-properties officeooo:rsid="0050bc6f"/>
    </style:style>
    <style:style style:name="T21" style:family="text">
      <style:text-properties officeooo:rsid="00785866"/>
    </style:style>
    <style:style style:name="T22" style:family="text">
      <style:text-properties officeooo:rsid="004479bb"/>
    </style:style>
    <style:style style:name="T23" style:family="text">
      <style:text-properties officeooo:rsid="00617795"/>
    </style:style>
    <style:style style:name="T24" style:family="text">
      <style:text-properties officeooo:rsid="0065f874"/>
    </style:style>
    <style:style style:name="T25" style:family="text">
      <style:text-properties officeooo:rsid="0066bf0a"/>
    </style:style>
    <style:style style:name="T26" style:family="text">
      <style:text-properties officeooo:rsid="0071dc14"/>
    </style:style>
    <style:style style:name="T27" style:family="text">
      <style:text-properties officeooo:rsid="00737f20"/>
    </style:style>
    <style:style style:name="T28" style:family="text">
      <style:text-properties officeooo:rsid="00760e49"/>
    </style:style>
    <style:style style:name="T29" style:family="text">
      <style:text-properties officeooo:rsid="00767b0b"/>
    </style:style>
    <style:style style:name="T30" style:family="text">
      <style:text-properties officeooo:rsid="00685f81"/>
    </style:style>
    <style:style style:name="T31" style:family="text">
      <style:text-properties officeooo:rsid="0069a791"/>
    </style:style>
    <style:style style:name="T32" style:family="text">
      <style:text-properties officeooo:rsid="006bf29b"/>
    </style:style>
    <style:style style:name="T33" style:family="text">
      <style:text-properties officeooo:rsid="006c253a"/>
    </style:style>
    <style:style style:name="T34" style:family="text">
      <style:text-properties officeooo:rsid="00717355"/>
    </style:style>
    <style:style style:name="T35" style:family="text">
      <style:text-properties officeooo:rsid="007982b0"/>
    </style:style>
    <style:style style:name="T36" style:family="text">
      <style:text-properties officeooo:rsid="00483495"/>
    </style:style>
    <style:style style:name="T37" style:family="text">
      <style:text-properties officeooo:rsid="00486fba"/>
    </style:style>
    <style:style style:name="T38" style:family="text">
      <style:text-properties officeooo:rsid="00492df3"/>
    </style:style>
    <style:style style:name="T39" style:family="text">
      <style:text-properties officeooo:rsid="008fb59c"/>
    </style:style>
    <style:style style:name="T40" style:family="text">
      <style:text-properties officeooo:rsid="00921f7c"/>
    </style:style>
    <style:style style:name="T41" style:family="text">
      <style:text-properties officeooo:rsid="0096cdba"/>
    </style:style>
    <style:style style:name="T42" style:family="text">
      <style:text-properties officeooo:rsid="0094a4ca"/>
    </style:style>
    <style:style style:name="T43" style:family="text">
      <style:text-properties officeooo:rsid="0094fec4"/>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riter"/>
      <text:p text:style-name="P1" loext:marker-style-name="T1"><text:span text:style-name="T1">Ville Karppinen</text:span></text:p>
      <text:p text:style-name="Title_20_of_20_the_20_Thesis" loext:marker-style-name="T1"><text:span text:style-name="T2">Pill dispenser documentation</text:span><text:span text:style-name="T1"><text:tab/></text:span></text:p>
      <text:p text:style-name="P2" loext:marker-style-name="T1"><text:span text:style-name="T1">Pill dispenser</text:span></text:p>
      <text:p text:style-name="P3" loext:marker-style-name="T1"/>
      <text:p text:style-name="Cover_20_Page_20_Information" loext:marker-style-name="T1"><text:span text:style-name="T1">Metropolia University of Applied Sciences</text:span><text:span text:style-name="T1"/></text:p>
      <text:p text:style-name="P4" loext:marker-style-name="T1"><text:span text:style-name="T1">Bachelor of Engineering</text:span></text:p>
      <text:p text:style-name="P4" loext:marker-style-name="T1"><text:span text:style-name="T1">Information and Communication Technology</text:span></text:p>
      <text:p text:style-name="P5" loext:marker-style-name="T1"><text:span text:style-name="T1">Embedded Systems Programming</text:span></text:p>
      <text:p text:style-name="P6" loext:marker-style-name="T1"><text:span text:style-name="T1">1</text:span><text:span text:style-name="T3">2</text:span><text:span text:style-name="T1">.12.2025</text:span></text:p>
      <text:p text:style-name="P7">Abstract</text:p>
      <text:p text:style-name="Abstract" loext:marker-style-name="T4"><text:span text:style-name="T4">Author(s):<text:tab/></text:span><text:span text:style-name="T5">Ville Karppinen</text:span></text:p>
      <text:p text:style-name="Abstract" loext:marker-style-name="T4"><text:span text:style-name="T4">Title:<text:tab/></text:span><text:span text:style-name="T6">Pill dispenser documentation</text:span></text:p>
      <text:p text:style-name="Abstract" loext:marker-style-name="T4"><text:span text:style-name="T4">Number of Pages:<text:tab/></text:span><text:span text:style-name="T7">10</text:span><text:span text:style-name="T4"> pages</text:span></text:p>
      <text:p text:style-name="Abstract" loext:marker-style-name="T4"><text:span text:style-name="T4">Date:<text:tab/></text:span><text:span text:style-name="T8">12</text:span><text:span text:style-name="T4"> </text:span><text:span text:style-name="T8">December</text:span><text:span text:style-name="T4"> 202</text:span><text:span text:style-name="T8">5</text:span></text:p>
      <text:p text:style-name="P8" loext:marker-style-name="T4"/>
      <text:p text:style-name="Abstract" loext:marker-style-name="T4"><text:span text:style-name="T4">Degree:<text:tab/></text:span><text:span text:style-name="T9">Bachelor of Engineering</text:span></text:p>
      <text:p text:style-name="Abstract" loext:marker-style-name="T4"><text:span text:style-name="T4">Degree Programme:<text:tab/></text:span><text:span text:style-name="T9">Information and Communication Technology</text:span></text:p>
      <text:p text:style-name="Abstract">Specialisation option:<text:tab/><text:span text:style-name="T10">Smart IoT </text:span><text:span text:style-name="T11">Systems</text:span><text:span text:style-name="T10">: Embedded IoT Devices</text:span></text:p>
      <text:p text:style-name="Abstract" loext:marker-style-name="T4"><text:span text:style-name="T4">Instructor(s):<text:tab/></text:span><text:span text:style-name="T9">Keijo Länsikunnas</text:span><text:span text:style-name="T4">, </text:span><text:span text:style-name="T9">Responsible Supervisor</text:span></text:p>
      <text:p text:style-name="P9" loext:marker-style-name="T4"><draw:line text:anchor-type="char" draw:z-index="1" draw:name="Line 18" draw:style-name="gr1" draw:text-style-name="P10" svg:x1="0.0016in" svg:y1="0.4768in" svg:x2="5.376in" svg:y2="0.4772in"><text:p/></draw:line></text:p>
      <text:p text:style-name="P11" loext:marker-style-name="T4"/>
      <text:p text:style-name="P12" loext:marker-style-name="T4"/>
      <text:p text:style-name="P12" loext:marker-style-name="T4"/>
      <text:section text:style-name="Sect1" text:name="TextSection">
        <text:p text:style-name="P13" loext:marker-style-name="T12"><text:span text:style-name="T12">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81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3313_2111314093" text:style-name="Index_20_Link" text:visited-style-name="Index_20_Link">1<text:tab/>Johdanto<text:tab/>1</text:a></text:p>
            <text:p text:style-name="P14"><text:a xlink:type="simple" xlink:href="#__RefHeading___Toc3315_2111314093" text:style-name="Index_20_Link" text:visited-style-name="Index_20_Link">2<text:tab/>Projektin tavoitteet<text:tab/>1</text:a></text:p>
            <text:p text:style-name="P14"><text:a xlink:type="simple" xlink:href="#__RefHeading___Toc3317_2111314093" text:style-name="Index_20_Link" text:visited-style-name="Index_20_Link">3<text:tab/>Toimintaperiaatteet<text:tab/>2</text:a></text:p>
            <text:p text:style-name="P15"><text:a xlink:type="simple" xlink:href="#__RefHeading___Toc3319_2111314093" text:style-name="Index_20_Link" text:visited-style-name="Index_20_Link">3.1<text:tab/>Käynnistys<text:tab/>2</text:a></text:p>
            <text:p text:style-name="P16"><text:a xlink:type="simple" xlink:href="#__RefHeading___Toc3321_2111314093" text:style-name="Index_20_Link" text:visited-style-name="Index_20_Link">3.1.1<text:tab/>Laitteiston alustus<text:tab/>2</text:a></text:p>
            <text:p text:style-name="P16"><text:a xlink:type="simple" xlink:href="#__RefHeading___Toc3323_2111314093" text:style-name="Index_20_Link" text:visited-style-name="Index_20_Link">3.1.2<text:tab/>LoRaWAN-yhteyden tarkistus<text:tab/>3</text:a></text:p>
            <text:p text:style-name="P16"><text:a xlink:type="simple" xlink:href="#__RefHeading___Toc3325_2111314093" text:style-name="Index_20_Link" text:visited-style-name="Index_20_Link">3.1.3<text:tab/>Tilan alustus<text:tab/>3</text:a></text:p>
            <text:p text:style-name="P15"><text:a xlink:type="simple" xlink:href="#__RefHeading___Toc3327_2111314093" text:style-name="Index_20_Link" text:visited-style-name="Index_20_Link">3.2<text:tab/>Pääsilmukka (Main loop)<text:tab/>4</text:a></text:p>
            <text:p text:style-name="P16"><text:a xlink:type="simple" xlink:href="#__RefHeading___Toc3329_2111314093" text:style-name="Index_20_Link" text:visited-style-name="Index_20_Link">3.2.1<text:tab/>ISR-tapahtumien käsittely<text:tab/>4</text:a></text:p>
            <text:p text:style-name="P15"><text:a xlink:type="simple" xlink:href="#__RefHeading___Toc3331_2111314093" text:style-name="Index_20_Link" text:visited-style-name="Index_20_Link">3.3<text:tab/>Tilakone: run_sm()<text:tab/>4</text:a></text:p>
            <text:p text:style-name="P16"><text:a xlink:type="simple" xlink:href="#__RefHeading___Toc3333_2111314093" text:style-name="Index_20_Link" text:visited-style-name="Index_20_Link">3.3.1<text:tab/>Kalibrointi<text:tab/>5</text:a></text:p>
            <text:p text:style-name="P16"><text:a xlink:type="simple" xlink:href="#__RefHeading___Toc3335_2111314093" text:style-name="Index_20_Link" text:visited-style-name="Index_20_Link">3.3.2<text:tab/>Pillerin putoamisen käsittely<text:tab/>6</text:a></text:p>
            <text:p text:style-name="P16"><text:a xlink:type="simple" xlink:href="#__RefHeading___Toc3337_2111314093" text:style-name="Index_20_Link" text:visited-style-name="Index_20_Link">3.3.3<text:tab/>Virran katkaisun käsittely<text:tab/>7</text:a></text:p>
            <text:p text:style-name="P14"><text:a xlink:type="simple" xlink:href="#__RefHeading___Toc3339_2111314093" text:style-name="Index_20_Link" text:visited-style-name="Index_20_Link">4<text:tab/>Järjestelmän arkkitehtuuri<text:tab/>7</text:a></text:p>
          </text:index-body>
        </text:table-of-content>
        <text:p text:style-name="P17"/>
      </text:section>
      <text:list text:style-name="WWNum2">
        <text:list-item>
          <text:h text:style-name="P18" text:outline-level="1"><text:bookmark-start text:name="_Toc62226502"/><text:bookmark-start text:name="__RefHeading___Toc3313_2111314093"/>J<text:bookmark-end text:name="_Toc62226502"/>ohdanto<text:bookmark-end text:name="__RefHeading___Toc3313_2111314093"/></text:h>
        </text:list-item>
      </text:list>
      <text:p text:style-name="Text_20_body">Tämä projekti toteuttaa sulautettuihin järjestelmiin perustuvan pillerinannostelijan, joka sisältää Raspberry Pi Pico -ohjainpiirilevn, EEPROM-muistin, LoRaWAN-moduulin, askelmoottorin ja sen ohjaimen sekä annostelijan mekaaniset osat ja sensorit (optinen sensori ja piezosensori). Projekti on toteutettu Metropolian Embedded Systems Programming -kurssilla.</text:p>
      <text:p text:style-name="Text_20_body">Laitteen tarkoitus on annostella pilleri automaattisesti ennalta määritellyin väliajoin (projektissa 30 sekunttia), rekisteröidä annostelun onnistuminen piezosensorilla ja tallentaa laitteen tila EEPROM-muistiin. Tämän lisäksi annostelija välittää LoRaWAN-verkon kautta tilamuutokset, kuten käynnistymisen, kalibroinnin, virran katkeamisen askelmoottorin pyöriessä, onnistuneen tai epäonnistuneen pillerin annostelun sekä pillerien täytön niiden loputtua.</text:p>
      <text:p text:style-name="Text_20_body">Automatisoidun pillerinannostelijan tavoitteena on tukea käyttäjiä, kuten muistisairaita, jotka saattaisivat muuten unohtaa tai sekoittaa lääkityksensä, ja siten parantaa turvallisuutta ja elämänlaatua. Järjestelmä vähentää myös hoitohenkilökunnan kuormitusta, koska annostelua ja seurantaa voidaan valvoa etänä.</text:p>
      <text:list xml:id="list112218346637836" text:continue-numbering="true" text:style-name="WWNum2">
        <text:list-item>
          <text:h text:style-name="P19" text:outline-level="1"><text:bookmark-start text:name="_Toc62226503"/><text:bookmark-start text:name="__RefHeading___Toc3315_2111314093"/><text:span text:style-name="T13">P</text:span><text:bookmark-end text:name="_Toc62226503"/><text:span text:style-name="T14">rojektin tavoitteet</text:span><text:bookmark-end text:name="__RefHeading___Toc3315_2111314093"/></text:h>
        </text:list-item>
      </text:list>
      <text:p text:style-name="P20">Projektin tavoitteena oli tehdä pilleriannostelija, josta löytyy ainakin seuraavat ominaisuudet:</text:p>
      <text:list xml:id="list2138813391" text:style-name="WWNum8">
        <text:list-item>
          <text:p text:style-name="P21" loext:marker-style-name="T1"><text:span text:style-name="T1">Annostelijan käynnistyessä odotetaan painikkeen painallusta ja vilkutetaan LED-valoa.</text:span></text:p>
        </text:list-item>
        <text:list-item>
          <text:p text:style-name="P22" loext:marker-style-name="T1">Kun nappia painetaan, annostelija kalibroidaan kääntämällä pyörää vähintään yksi täysi kierros niin, että anturin aukon sisältävä lokero kohdistuu pudotusaukkoon.</text:p>
        </text:list-item>
        <text:list-item>
          <text:p text:style-name="P22" loext:marker-style-name="T1">Kalibroinnin jälkeen ohjelma pitää LED-valon päällä, kunnes käyttäjä painaa nappia, joka aloittaa ajastetun pillerien annostuksen <text:span text:style-name="T15">30 sekunnin välein.</text:span></text:p>
        </text:list-item>
        <text:list-item>
          <text:p text:style-name="P23" loext:marker-style-name="T1">Pyörän kääntyessä piezosensoria käytetään havaitsemaan, annosteltiinko pilleri vai ei.</text:p>
        </text:list-item>
        <text:list-item>
          <text:p text:style-name="P23" loext:marker-style-name="T1">Jos pilleriä ei havaita, LED-valo vilkkuu 5 kertaa.</text:p>
        </text:list-item>
        <text:list-item>
          <text:p text:style-name="P23" loext:marker-style-name="T1"><text:soft-page-break/>Kun kaikki pillerit on annosteltu (pyörä kääntynyt 7 kertaa), ohjelma alkaa alusta (odotus kalibroinnille jne.).</text:p>
        </text:list-item>
        <text:list-item>
          <text:p text:style-name="P23" loext:marker-style-name="T1">Laite muistaa tilan käynnistysten ja virrankatkosten yli.</text:p>
        </text:list-item>
        <text:list-item>
          <text:p text:style-name="P23" loext:marker-style-name="T1">Laite yhdistyy LoraWAN-verkkoon ja raportoi tilan muutoksista (käynnistys, pilleri annosteltu tai ei annosteltu, annostelija tyhjä, virrankatko moottorin pyöriessä jne.).</text:p>
        </text:list-item>
        <text:list-item>
          <text:p text:style-name="P23" loext:marker-style-name="T1">Laite pystyy havaitsemaan, jos se on resetoitu tai virta on katkennut moottorin pyöriessä. Laite pystyy kalibroimaan itsensä automaattisesti virrankatkon jälkeen kesken pyörähdyksen ilman, että jäljellä olevia pillereitä annostellaan.</text:p>
          <text:p text:style-name="P24" loext:marker-style-name="T1"><text:bookmark-start text:name="_Toc278793824"/></text:p>
        </text:list-item>
      </text:list>
      <text:list text:continue-list="list112218346637836" text:style-name="WWNum2">
        <text:list-item>
          <text:h text:style-name="P25" text:outline-level="1"><text:bookmark-end text:name="_Toc278793824"/><text:bookmark-start text:name="__RefHeading___Toc3317_2111314093"/>Toimintaperiaatteet<text:bookmark-end text:name="__RefHeading___Toc3317_2111314093"/></text:h>
        </text:list-item>
      </text:list>
      <text:p text:style-name="Text_20_body">Tässä luvussa kuvataan pillereiden annostelu<text:span text:style-name="T16">ohjelmiston</text:span> keskeiset toimintaperiaatteet. Luku käsittelee laitteen käynnistystä, tilojen alustusta, keskeisiä syötteitä ja ohjelmiston tilakonetta. Lisäksi kuvataan, miten järjestelmä reagoi erilaisiin tilanteisiin, kuten virran katkeamiseen tai epäonnistuneeseen pillerin pudotukseen. </text:p>
      <text:list text:continue-numbering="true" text:style-name="WWNum2">
        <text:list-item>
          <text:list>
            <text:list-item>
              <text:h text:style-name="P26" text:outline-level="2"><text:bookmark-start text:name="_Toc62226507"/><text:bookmark-start text:name="__RefHeading___Toc3319_2111314093"/>K<text:bookmark-end text:name="_Toc62226507"/>äynnistys<text:bookmark-end text:name="__RefHeading___Toc3319_2111314093"/></text:h>
            </text:list-item>
          </text:list>
        </text:list-item>
      </text:list>
      <text:p text:style-name="Text_20_body">Käynnistysvaiheessa järjestelmä suorittaa kaikki välttämättömät laitteisto- ja ohjelmistotason alustukset.</text:p>
      <text:list xml:id="list112218653951459" text:continue-numbering="true" text:style-name="WWNum2">
        <text:list-item>
          <text:list>
            <text:list-item>
              <text:list>
                <text:list-item>
                  <text:h text:style-name="Heading_20_3" text:outline-level="3"><text:bookmark-start text:name="__RefHeading___Toc3321_2111314093"/>Laitteiston alustus<text:bookmark-end text:name="__RefHeading___Toc3321_2111314093"/></text:h>
                </text:list-item>
              </text:list>
            </text:list-item>
          </text:list>
        </text:list-item>
      </text:list>
      <text:p text:style-name="Text_20_body">Käynnistyksen alussa alustetaan kaikki laitteen fyysiset I/O-komponentit, jotta ohjelmisto voi käyttää niitä. Alustettavia komponentteja ovat: </text:p>
      <text:list xml:id="list112217897578574" text:continue-list="list2138813391" text:style-name="WWNum8">
        <text:list-item>
          <text:p text:style-name="P27" loext:marker-style-name="T1"><text:span text:style-name="T16">s</text:span><text:span text:style-name="T17">arjaportti</text:span> (stdio/UART).</text:p>
        </text:list-item>
        <text:list-item>
          <text:p text:style-name="P27" loext:marker-style-name="T1"><text:span text:style-name="T16">p</text:span>ainikkeet</text:p>
        </text:list-item>
        <text:list-item>
          <text:p text:style-name="P27" loext:marker-style-name="T1">LED-valot</text:p>
        </text:list-item>
        <text:list-item>
          <text:p text:style-name="P27" loext:marker-style-name="T1">UART ja I2C</text:p>
        </text:list-item>
        <text:list-item>
          <text:p text:style-name="P27" loext:marker-style-name="T1"><text:span text:style-name="T16">a</text:span>skelmoottorin ohjauspinnit</text:p>
        </text:list-item>
        <text:list-item>
          <text:p text:style-name="P27" loext:marker-style-name="T1">piezo- ja optofork-sensorit </text:p>
        </text:list-item>
      </text:list>
      <text:p text:style-name="P28" loext:marker-style-name="T1"/>
      <text:p text:style-name="P28" loext:marker-style-name="T1"/>
      <text:p text:style-name="P28" loext:marker-style-name="T1"/>
      <text:p text:style-name="P28" loext:marker-style-name="T1"><text:soft-page-break/></text:p>
      <text:list xml:id="list112217438215247" text:continue-list="list112218653951459" text:style-name="WWNum2">
        <text:list-item>
          <text:list>
            <text:list-item>
              <text:list>
                <text:list-item>
                  <text:h text:style-name="P29" text:outline-level="3"><text:bookmark-start text:name="__RefHeading___Toc3323_2111314093"/>LoRaWAN-yhteyden tarkistus<text:bookmark-end text:name="__RefHeading___Toc3323_2111314093"/></text:h>
                </text:list-item>
              </text:list>
            </text:list-item>
          </text:list>
        </text:list-item>
      </text:list>
      <text:p text:style-name="Text_20_body">Seuraavaksi järjestelmä testaa, saadaanko LoRa-moduuliin yhteys UARTin kautta. Mikäli moduuli vastaa odotetusti, laite <text:span text:style-name="T16">yrittää </text:span>liitty<text:span text:style-name="T16">ä</text:span> LoRaWAN-verkkoon. <text:span text:style-name="T16">Jos LoRaWAN-verkkoon liittyminen onnistuu niin t</text:span>ilamuutokset voidaan tämän jälkeen lähettää <text:span text:style-name="T16">LoRaWAN-verkon kautta</text:span>.</text:p>
      <text:list xml:id="list112218511949414" text:continue-list="list112217897578574" text:style-name="WWNum8">
        <text:list-item>
          <text:p text:style-name="P30">UART-yhteyden tarkistus.</text:p>
          <text:list>
            <text:list-item>
              <text:list>
                <text:list-item>
                  <text:list>
                    <text:list-item>
                      <text:p text:style-name="P30">Laite lähettää AT-komennon LoRa-moduulille varmistaakseen, että se vastaa odotetusti.</text:p>
                    </text:list-item>
                    <text:list-item>
                      <text:p text:style-name="P30">Moduulin version tarkistus.</text:p>
                    </text:list-item>
                    <text:list-item>
                      <text:p text:style-name="P30">DevEUI-tunnisteen tarkistus.</text:p>
                    </text:list-item>
                  </text:list>
                </text:list-item>
              </text:list>
            </text:list-item>
          </text:list>
        </text:list-item>
        <text:list-item>
          <text:p text:style-name="P30">Liittymisparametrien asettaminen.</text:p>
          <text:list>
            <text:list-item>
              <text:list>
                <text:list-item>
                  <text:list>
                    <text:list-item>
                      <text:p text:style-name="P31">Laite määrittää liittymiseen käytettävän AppKey:n.</text:p>
                    </text:list-item>
                    <text:list-item>
                      <text:p text:style-name="P31">Protokollaluokan: Class A.</text:p>
                    </text:list-item>
                    <text:list-item>
                      <text:p text:style-name="P31"><text:span text:style-name="T18">Portin</text:span>.</text:p>
                    </text:list-item>
                  </text:list>
                </text:list-item>
              </text:list>
            </text:list-item>
          </text:list>
        </text:list-item>
        <text:list-item>
          <text:p text:style-name="P30">OTAA (Over-The-Air-Activation)-liittymisyritys <text:span text:style-name="T19">(5 yritystä).</text:span></text:p>
          <text:list>
            <text:list-item>
              <text:list>
                <text:list-item>
                  <text:list>
                    <text:list-item>
                      <text:p text:style-name="P32">Mikäli liittyminen onnistuu niin tilaviestit välitetään LoRaWAN-verkon kautta.</text:p>
                    </text:list-item>
                    <text:list-item>
                      <text:p text:style-name="P32">Mikäli liittyminen ei onnistu niin laite toimii offline-tilassa.</text:p>
                    </text:list-item>
                  </text:list>
                </text:list-item>
              </text:list>
            </text:list-item>
          </text:list>
        </text:list-item>
      </text:list>
      <text:p text:style-name="Text_20_body"/>
      <text:list xml:id="list112218517393349" text:continue-list="list112217438215247" text:style-name="WWNum2">
        <text:list-item>
          <text:list>
            <text:list-item>
              <text:list>
                <text:list-item>
                  <text:h text:style-name="P33" text:outline-level="3"><text:bookmark-start text:name="__RefHeading___Toc3325_2111314093"/><text:span text:style-name="T20">T</text:span>ilan alustus<text:bookmark-end text:name="__RefHeading___Toc3325_2111314093"/></text:h>
                </text:list-item>
              </text:list>
            </text:list-item>
          </text:list>
        </text:list-item>
      </text:list>
      <text:p text:style-name="P34">Muuttujat on tallennettu EEPROM-muistiin arvona ja arvon inverssiona, jotta muistin eheys voidaan varmistaa. Tässä vaiheessa tarkistetaan EEPROM-muistin sisältämien tilojen eheys. Tämä määrittää aloittaako järjestelmä täysin alusta vai jatkaako se siitä, mihin toiminta ennen virran katkaisua jäi:</text:p>
      <text:list xml:id="list112218124094476" text:continue-list="list112218511949414" text:style-name="WWNum8">
        <text:list-item>
          <text:p text:style-name="P35">Mikäli EEPROM-tila on korruptoitunut niin kaikki keskeiset tilat alustetaan uudelleen ja laite siirtyy initial_state.</text:p>
        </text:list-item>
        <text:list-item>
          <text:p text:style-name="P35">Mikäli tila on validi niin tarkistetaan pyörikö askelmoottori virran katketessa.</text:p>
          <text:list>
            <text:list-item>
              <text:list>
                <text:list-item>
                  <text:list>
                    <text:list-item>
                      <text:p text:style-name="P35">Jos moottori pyöri niin kirjataan tämä lokiin muistiin EEPROM:in ja välitetään tieto LoRaWAN-verkon kautta. Tämän jälkeen käynnistetään <text:span text:style-name="T21">joko kalibrointi tai</text:span> uudelleenkalibrointi <text:span text:style-name="T21">riippuen siitä pysähtyikö moottori kesken kalibroinnin tai kesken uudelleenkalibroinnin tai pillereiden annostelun.</text:span></text:p>
                    </text:list-item>
                    <text:list-item>
                      <text:p text:style-name="P36"><text:soft-page-break/>Jos moottori ei pyörinyt niin tarkistetaan kalibrointitila ja ladataan EEPROM:sta viimeisin tila.</text:p>
                    </text:list-item>
                  </text:list>
                </text:list-item>
              </text:list>
            </text:list-item>
          </text:list>
        </text:list-item>
      </text:list>
      <text:p text:style-name="P37" loext:marker-style-name="T1"/>
      <text:p text:style-name="P37" loext:marker-style-name="T1"/>
      <text:list text:continue-list="list112218517393349" text:style-name="WWNum2">
        <text:list-item>
          <text:list>
            <text:list-item>
              <text:h text:style-name="P38" text:outline-level="2"><text:bookmark-start text:name="__RefHeading___Toc3327_2111314093"/>Pääsilmukka <text:span text:style-name="T22">(Main loop)</text:span><text:bookmark-end text:name="__RefHeading___Toc3327_2111314093"/></text:h>
            </text:list-item>
          </text:list>
        </text:list-item>
      </text:list>
      <text:p text:style-name="Text_20_body">Pääsilmukka koostuu kahdesta osasta: ISR keskeytystapahtumien käsittelystä ja tilakoneen ajamisesta.</text:p>
      <text:list xml:id="list112218948010861" text:continue-numbering="true" text:style-name="WWNum2">
        <text:list-item>
          <text:list>
            <text:list-item>
              <text:list>
                <text:list-item>
                  <text:h text:style-name="P39" text:outline-level="3"><text:bookmark-start text:name="__RefHeading___Toc3329_2111314093"/>ISR-tapahtumien käsittely<text:bookmark-end text:name="__RefHeading___Toc3329_2111314093"/></text:h>
                </text:list-item>
              </text:list>
            </text:list-item>
          </text:list>
        </text:list-item>
      </text:list>
      <text:p text:style-name="P40">Keskeytysjono sisältää painikkeiden ja piezo-sensorin tapahtumat. Painalluksia käsitellään vain initial- ja idle-tiloissa, jotta muiden tilojen aikana ei voi keskeyttää prosessia.</text:p>
      <text:list xml:id="list112218682240996" text:continue-list="list112218124094476" text:style-name="WWNum8">
        <text:list-item>
          <text:p text:style-name="P41">SW_R painettu:</text:p>
          <text:list>
            <text:list-item>
              <text:list>
                <text:list-item>
                  <text:list>
                    <text:list-item>
                      <text:p text:style-name="P41">Jos initial/idle-tilassa niin tulostetaan kaikki lokitapahtumat</text:p>
                    </text:list-item>
                  </text:list>
                </text:list-item>
              </text:list>
            </text:list-item>
          </text:list>
        </text:list-item>
        <text:list-item>
          <text:p text:style-name="P41">SW_M painettu:</text:p>
          <text:list>
            <text:list-item>
              <text:list>
                <text:list-item>
                  <text:list>
                    <text:list-item>
                      <text:p text:style-name="P41">Jos kalibroitu ja idle-tilassa niin siirrytään pill_dispensing-tilaan.</text:p>
                    </text:list-item>
                    <text:list-item>
                      <text:p text:style-name="P41">Muuten tulostetaan: ”Calibrate first.”.</text:p>
                    </text:list-item>
                  </text:list>
                </text:list-item>
              </text:list>
            </text:list-item>
          </text:list>
        </text:list-item>
        <text:list-item>
          <text:p text:style-name="P41">SW_L painettu:</text:p>
          <text:list>
            <text:list-item>
              <text:list>
                <text:list-item>
                  <text:list>
                    <text:list-item>
                      <text:p text:style-name="P41">Jos initial/idle-tilassa niin siirrytään kalibrointiin.</text:p>
                    </text:list-item>
                  </text:list>
                </text:list-item>
              </text:list>
            </text:list-item>
          </text:list>
        </text:list-item>
      </text:list>
      <text:p text:style-name="P42"/>
      <text:p text:style-name="P42"/>
      <text:list xml:id="list112218796413479" text:continue-list="list112218948010861" text:style-name="WWNum2">
        <text:list-item>
          <text:list>
            <text:list-item>
              <text:h text:style-name="P43" text:outline-level="2"><text:bookmark-start text:name="__RefHeading___Toc3331_2111314093"/>Tilakone: run_sm()<text:bookmark-end text:name="__RefHeading___Toc3331_2111314093"/></text:h>
            </text:list-item>
          </text:list>
        </text:list-item>
      </text:list>
      <text:p text:style-name="P44">Tilakone ohjaa koko ohjelman toimintaa. <text:span text:style-name="T23">Jokaiselle tilalle on oma funktionsa, ja tilasta toiseen siirrytään next_state-function kautta.</text:span></text:p>
      <text:p text:style-name="P45">next_state:</text:p>
      <text:list text:continue-list="list112218682240996" text:style-name="WWNum8">
        <text:list-item>
          <text:p text:style-name="P46">Tallentaa uuden tilan EEPROM-muistiin.</text:p>
        </text:list-item>
        <text:list-item>
          <text:p text:style-name="P46">Päivittää nykyisen tilan.</text:p>
        </text:list-item>
      </text:list>
      <text:p text:style-name="P47"/>
      <text:p text:style-name="P44"><text:s/><text:span text:style-name="T22">Alla tiivistetty kuvaus tiloista:</text:span></text:p>
      <text:list xml:id="list112218324599056" text:continue-numbering="true" text:style-name="WWNum8">
        <text:list-item>
          <text:p text:style-name="P48"><text:soft-page-break/>initial_state</text:p>
          <text:list>
            <text:list-item>
              <text:list>
                <text:list-item>
                  <text:list>
                    <text:list-item>
                      <text:p text:style-name="P48">Keskimmäinen LED-valo vilkkuu sen merkiksi, että laite odottaa kalibrointia.</text:p>
                    </text:list-item>
                  </text:list>
                </text:list-item>
              </text:list>
            </text:list-item>
          </text:list>
        </text:list-item>
        <text:list-item>
          <text:p text:style-name="P48">calib_state</text:p>
          <text:list>
            <text:list-item>
              <text:list>
                <text:list-item>
                  <text:list>
                    <text:list-item>
                      <text:p text:style-name="P48">Askelmoottori pyörii vähintään yhden kokonaisen kierroksen verran, jotta saadaan steps_per_rev. Optofork tunnistaa vähintään kaksi reunaa. Tämän jälkeen tehdään realignment ja siirrytään idle-tilaan.</text:p>
                    </text:list-item>
                  </text:list>
                </text:list-item>
              </text:list>
            </text:list-item>
          </text:list>
        </text:list-item>
        <text:list-item>
          <text:p text:style-name="P48">idle_state</text:p>
          <text:list>
            <text:list-item>
              <text:list>
                <text:list-item>
                  <text:list>
                    <text:list-item>
                      <text:p text:style-name="P48">Odotetaan käyttäjän painavan nappia.</text:p>
                    </text:list-item>
                  </text:list>
                </text:list-item>
              </text:list>
            </text:list-item>
          </text:list>
        </text:list-item>
        <text:list-item>
          <text:p text:style-name="P48">pill_dispensing_state</text:p>
          <text:list>
            <text:list-item>
              <text:list>
                <text:list-item>
                  <text:list>
                    <text:list-item>
                      <text:p text:style-name="P49">Ajetaan moottoria <text:span text:style-name="T24">yhden</text:span> kierroksen verran ja tunnistetaan mahdollinen pillerin putoaminen piezo-sensorin avulla. </text:p>
                    </text:list-item>
                  </text:list>
                </text:list-item>
              </text:list>
            </text:list-item>
          </text:list>
        </text:list-item>
        <text:list-item>
          <text:p text:style-name="P48">waiting_pill_to_drop_state</text:p>
          <text:list>
            <text:list-item>
              <text:list>
                <text:list-item>
                  <text:list>
                    <text:list-item>
                      <text:p text:style-name="P49">Odotetaan pillerin putoamista, jos se ei pill_dispensing-tilassa kerennyt tapahtumaan.</text:p>
                    </text:list-item>
                  </text:list>
                </text:list-item>
              </text:list>
            </text:list-item>
          </text:list>
        </text:list-item>
        <text:list-item>
          <text:p text:style-name="P48">pill_not_dropped_state</text:p>
          <text:list>
            <text:list-item>
              <text:list>
                <text:list-item>
                  <text:list>
                    <text:list-item>
                      <text:p text:style-name="P49">Keskimmäinen LED-valo vilkkuu 5 kertaa sen merkiksi, ettei pilleri pudonnut.</text:p>
                    </text:list-item>
                  </text:list>
                </text:list-item>
              </text:list>
            </text:list-item>
          </text:list>
        </text:list-item>
        <text:list-item>
          <text:p text:style-name="P48">wait_turn_state</text:p>
          <text:list>
            <text:list-item>
              <text:list>
                <text:list-item>
                  <text:list>
                    <text:list-item>
                      <text:p text:style-name="P49">Odotetaan seuraavaa annostelukierrosta (30 sekunttia testissä).</text:p>
                    </text:list-item>
                  </text:list>
                </text:list-item>
              </text:list>
            </text:list-item>
          </text:list>
        </text:list-item>
        <text:list-item>
          <text:p text:style-name="P48">re_calib_state</text:p>
          <text:list>
            <text:list-item>
              <text:list>
                <text:list-item>
                  <text:list>
                    <text:list-item>
                      <text:p text:style-name="P49">Virrankatkaisun jälkeinen uudelleenkalibrointi.</text:p>
                    </text:list-item>
                  </text:list>
                </text:list-item>
              </text:list>
            </text:list-item>
          </text:list>
        </text:list-item>
      </text:list>
      <text:p text:style-name="P50"/>
      <text:p text:style-name="P51">Tilojen tapahtumat käydään tarkemmin läpi flowchartissa.</text:p>
      <text:list text:continue-list="list112218796413479" text:style-name="WWNum2">
        <text:list-item>
          <text:list>
            <text:list-item>
              <text:list>
                <text:list-item>
                  <text:h text:style-name="Heading_20_3" text:outline-level="3"><text:bookmark-start text:name="__RefHeading___Toc3333_2111314093"/>Kalibrointi<text:bookmark-end text:name="__RefHeading___Toc3333_2111314093"/></text:h>
                </text:list-item>
              </text:list>
            </text:list-item>
          </text:list>
        </text:list-item>
      </text:list>
      <text:p text:style-name="P52"><text:span text:style-name="T24">Kalibrointi perustuu optofork-sensorin toimintaan, joka tunnistaa kaksi laskevaa reunaa moottorin pyöriessä. </text:span><text:span text:style-name="T25">Moottori pyörii vähintään yhden täyden kierroksen, jotta tarkka kokonaisaskelmäärä saadaan talteen stepper_motor.c-scriptin globaaliin staattiseen steps_per_rev-muuttujaan. </text:span><text:span text:style-name="T26">Sitten kokonaisaskelmäärä tallennetaan EEPROM-muistiin, josta se voidaan ladata virran katkaisun jälken, jos sovellus on kalibroidussa tilassa. Tämän jälkeen suoritetaan vielä uudelleenkohdistusmenettely, jotta saadaan annostelupyörän pilleripaikka kohdistettua tarkasti annostelijan pohjan suuaukolle.</text:span></text:p>
      <text:p text:style-name="P53">Rekalibroinnissa askelmoottori kääntyy vastakkaiseen suuntaan. Tämä tila käynnistyy jos virta on katkennut kesken moottorin pyörimisen ja ollaan joko pillerin käsittely tilassa (pill_dispensing_st) tai rekalibrointitilassa (re_calib_st). <text:span text:style-name="T27">Tämän jälkeen suoritetaan vielä </text:span><text:soft-page-break/><text:span text:style-name="T27">uudelleenkohdistusmenettely. En ollut projektin palautukseen mennessä huomioinut, että uudelleenkohdistusmenettely vaati eri askelmäärän toisesta suunnasta tullessa, mutta olen tämän korjannut jälkeenpäin. </text:span><text:span text:style-name="T28">Uudelleen kohdistusmenettelyn jälkeen palataan vielä sille paikalle minne jäätiin pillerien pudotuksessa, eli askelmoottori ottaa niin monta vuoroa vastaan eteenpäin, kuin niitä oli keretty tekemään pillerin annostelu </text:span><text:span text:style-name="T29">tilassa.</text:span></text:p>
      <text:list xml:id="list112218587642397" text:continue-numbering="true" text:style-name="WWNum2">
        <text:list-item>
          <text:list>
            <text:list-item>
              <text:list>
                <text:list-item>
                  <text:h text:style-name="Heading_20_3" text:outline-level="3"><text:bookmark-start text:name="__RefHeading___Toc3335_2111314093"/>Pillerin putoamisen käsittely<text:bookmark-end text:name="__RefHeading___Toc3335_2111314093"/></text:h>
                </text:list-item>
              </text:list>
            </text:list-item>
          </text:list>
        </text:list-item>
      </text:list>
      <text:p text:style-name="P54">Pillerin putoamisen havainnointi perustuu piezosensorin toimintaan, joka havaitsee nopean mekaanisen värähdyksen ja reagoi siihen hetkellisenä jännitepiikkinä. Pillerin pudotus tunnistetaan kahdessa vaiheessa:</text:p>
      <text:list xml:id="list112217836818310" text:continue-list="list112218324599056" text:style-name="WWNum8">
        <text:list-item>
          <text:p text:style-name="P55">Heti askelmoottorin pyörähdyksen jälkeen.</text:p>
        </text:list-item>
        <text:list-item>
          <text:p text:style-name="P55">Viivästetysti pillerin putoamisen odottamiseen tarkoitetussa tilassa.</text:p>
        </text:list-item>
      </text:list>
      <text:p text:style-name="P56"/>
      <text:p text:style-name="P57"><text:span text:style-name="T30">Jos piezosensori tunnistaa pillerin putoamisen </text:span><text:span text:style-name="T31">niin ensiksi luetaan EEPROM-muistista montako pilleriä on vielä jäljellä. Jos pillereitä on enemmän kuin 0 niin vähennetään pilleriän määrää EEPROM-muistissa sekä tehdään lokiin merkintä </text:span><text:span text:style-name="T32">onnistuneesta pillerin annostelusta</text:span><text:span text:style-name="T31"> ja välitetään tapahtumailmoitus LoRaWAN-verkon kautta.</text:span></text:p>
      <text:p text:style-name="P58">Jos pillereitä ei ole enää jäljellä niin tehdään <text:span text:style-name="T33">lokiin EEPROM-muistiin merkintä epäonnistuneesta pillerin annostelusta sekä välitetään tapahtumailmoitus LoRaWAN-verkon kautta.</text:span></text:p>
      <text:p text:style-name="P59">Jos piezosensori ei tunnista pillerin putoamista niin tehdään tilailmoitus lokiin EEPROM-muistiin tilanteesta sekä välitetään tilailmoitus LoRaWAN-verkon kautta.</text:p>
      <text:p text:style-name="P60"><text:span text:style-name="T34">Tapauksissa joissa piezosensori tunnisti pillerin putoamisen siirrytään seuraavaksi odotustilaan</text:span> (wait_turn_st).</text:p>
      <text:p text:style-name="P61">Tapauksissa joissa piezosensori ei tunnistanut pillerin putoamista siirrytään ensiksi pilleri ei pudonnut tilaan (pill_not_dropped_st). Tässä tilassa keskimmäinen LED-valo vilkkuu 5 kertaa sen merkiksi, ettei pilleri pudonnut. Tämän jälkeen vasta siirrytään odotustilaan (wait_turn_st).</text:p>
      <text:list text:continue-list="list112218587642397" text:style-name="WWNum2">
        <text:list-item>
          <text:list>
            <text:list-item>
              <text:list>
                <text:list-item>
                  <text:h text:style-name="P62" text:outline-level="3"><text:bookmark-start text:name="__RefHeading___Toc3337_2111314093"/><text:soft-page-break/>Virran katkaisun käsittely<text:bookmark-end text:name="__RefHeading___Toc3337_2111314093"/></text:h>
                </text:list-item>
              </text:list>
            </text:list-item>
          </text:list>
        </text:list-item>
      </text:list>
      <text:p text:style-name="P63">Virran palattua sovellus palaa siihen tilaan, jossa se oli ennen virran katkaisua <text:span text:style-name="T35">EEPROM-muistin perusteella</text:span>. Jos virta katkaisiin askelmoottorin pyöriessä joko pillerin käsittely tilassa (pill_dispensing_st) tai kesken rekalibroinnin (re_calib_st) niin silloin rekalibrointi suoritetaan uudelleen. Jos askelmoottori pysähtyy kesken kalibroinnin niin silloin kalibrointi suoritetaan uudelleen.</text:p>
      <text:p text:style-name="P64">Rekalibroinnin jälkeen askelmoottori ottaa niin monta askelta eteenpäin, kuin oli keretty tekemään pillereitä annostellessa EEPROM-muistiin tallennetun moottorin vuoron muuttujan perusteella.</text:p>
      <text:list xml:id="list112218352432790" text:continue-numbering="true" text:style-name="WWNum2">
        <text:list-item>
          <text:h text:style-name="Heading_20_1" text:outline-level="1"><text:bookmark-start text:name="__RefHeading___Toc3339_2111314093"/>Järjestelmän arkkitehtuuri<text:bookmark-end text:name="__RefHeading___Toc3339_2111314093"/></text:h>
        </text:list-item>
      </text:list>
      <text:p text:style-name="Text_20_body">T<text:span text:style-name="T36">ässä luvussa esitellään projektin keskeiset laitteistokomponentit.</text:span></text:p>
      <text:list text:continue-list="list112217836818310" text:style-name="WWNum8">
        <text:list-item>
          <text:p text:style-name="P65"><text:span text:style-name="T37">o</text:span>hjausyksikkö</text:p>
          <text:list>
            <text:list-item>
              <text:list>
                <text:list-item>
                  <text:list>
                    <text:list-item>
                      <text:p text:style-name="P65"><text:span text:style-name="T37">c</text:span>ontroller PCB (Raspberry Pi Pico -piirilevy)</text:p>
                    </text:list-item>
                    <text:list-item>
                      <text:p text:style-name="P65">PicoProbe debugger</text:p>
                    </text:list-item>
                  </text:list>
                </text:list-item>
              </text:list>
            </text:list-item>
          </text:list>
        </text:list-item>
        <text:list-item>
          <text:p text:style-name="P65"><text:span text:style-name="T37">m</text:span>uisti</text:p>
          <text:list>
            <text:list-item>
              <text:list>
                <text:list-item>
                  <text:list>
                    <text:list-item>
                      <text:p text:style-name="P65">I2C EEPROM (AT24C256)</text:p>
                    </text:list-item>
                  </text:list>
                </text:list-item>
              </text:list>
            </text:list-item>
          </text:list>
        </text:list-item>
        <text:list-item>
          <text:p text:style-name="P65"><text:span text:style-name="T37">y</text:span>hteysmoduuli</text:p>
          <text:list>
            <text:list-item>
              <text:list>
                <text:list-item>
                  <text:list>
                    <text:list-item>
                      <text:p text:style-name="P65">LoRaWAN-moduuli (LoRa-E5)</text:p>
                    </text:list-item>
                  </text:list>
                </text:list-item>
              </text:list>
            </text:list-item>
          </text:list>
        </text:list-item>
        <text:list-item>
          <text:p text:style-name="P65"><text:span text:style-name="T37">m</text:span>ekaaninen annostelujärjestelmä</text:p>
          <text:list>
            <text:list-item>
              <text:list>
                <text:list-item>
                  <text:list>
                    <text:list-item>
                      <text:p text:style-name="P65"><text:span text:style-name="T37">a</text:span>nnostelijan pohja</text:p>
                    </text:list-item>
                    <text:list-item>
                      <text:p text:style-name="P65"><text:span text:style-name="T37">a</text:span>nnostelupyörä</text:p>
                    </text:list-item>
                    <text:list-item>
                      <text:p text:style-name="P65"><text:span text:style-name="T37">a</text:span>skelmoottori</text:p>
                    </text:list-item>
                  </text:list>
                </text:list-item>
              </text:list>
            </text:list-item>
          </text:list>
        </text:list-item>
        <text:list-item>
          <text:p text:style-name="P65"><text:span text:style-name="T37">s</text:span>ensorit</text:p>
          <text:list>
            <text:list-item>
              <text:list>
                <text:list-item>
                  <text:list>
                    <text:list-item>
                      <text:p text:style-name="P65"><text:span text:style-name="T37">o</text:span>ptinen sensori (optofork)</text:p>
                    </text:list-item>
                    <text:list-item>
                      <text:p text:style-name="P65"><text:span text:style-name="T37">p</text:span>iezosensori</text:p>
                    </text:list-item>
                  </text:list>
                </text:list-item>
              </text:list>
            </text:list-item>
          </text:list>
        </text:list-item>
        <text:list-item>
          <text:p text:style-name="P65"><text:span text:style-name="T37">k</text:span>äyttöliittymä</text:p>
          <text:list>
            <text:list-item>
              <text:list>
                <text:list-item>
                  <text:list>
                    <text:list-item>
                      <text:p text:style-name="P65"><text:span text:style-name="T37">p</text:span>ainikkeet</text:p>
                    </text:list-item>
                    <text:list-item>
                      <text:p text:style-name="P65">LED-valot</text:p>
                    </text:list-item>
                  </text:list>
                </text:list-item>
              </text:list>
            </text:list-item>
          </text:list>
        </text:list-item>
        <text:list-item>
          <text:p text:style-name="P65"><text:span text:style-name="T38">l</text:span>iitännät</text:p>
          <text:list>
            <text:list-item>
              <text:list>
                <text:list-item>
                  <text:list>
                    <text:list-item>
                      <text:p text:style-name="P65">UART</text:p>
                    </text:list-item>
                    <text:list-item>
                      <text:p text:style-name="P65"><text:soft-page-break/>ADC</text:p>
                    </text:list-item>
                    <text:list-item>
                      <text:p text:style-name="P65">I2C.</text:p>
                    </text:list-item>
                  </text:list>
                </text:list-item>
              </text:list>
            </text:list-item>
          </text:list>
        </text:list-item>
      </text:list>
      <text:p text:style-name="P66"/>
      <text:list text:continue-list="list112218352432790" text:style-name="WWNum2">
        <text:list-item>
          <text:h text:style-name="P67" text:outline-level="1"><text:bookmark text:name="_Toc278793827"/><text:bookmark text:name="_Toc62226520"/>Projektin jako</text:h>
        </text:list-item>
      </text:list>
      <text:p text:style-name="P68">Projekti toteutettiin yksilötyönä osana Metropolian Embedded Systems Programming -kurssia. Vastasin projektin kaikista osa-alueista, mukaan lukien suunnittelu, ohjelmointi, testaus sekä dokumentaatio.</text:p>
      <text:p text:style-name="P69">Suunnittelin projektin niin, että ensimmäisenä ohjelmoin toiminnallisuudet vähimmäisvaatimusten täyttämiseksi ja tämän jälkeen oli vuorossa edistyneempien toiminnallisuuksien vuoro. <text:span text:style-name="T39">Sitä mukaa kun projektissa tuli vastaan toistuvaa logiikkaa niin kapseloin näitä uudelleen käytettäviksi funktioiksi. </text:span><text:span text:style-name="T40">Jaoin ohjelmiston eri osa-alueet omiin </text:span><text:span text:style-name="T41">lähdekoodi</text:span><text:span text:style-name="T40">tiedostoihinsa </text:span><text:span text:style-name="T42">rakenteen </text:span><text:span text:style-name="T40">selkeyden </text:span><text:span text:style-name="T42">ja ylläpidettävyyden </text:span><text:span text:style-name="T43">parantamisen </text:span><text:span text:style-name="T40">vuoks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fi" fo:country="FI" style:letter-kerning="false" style:font-name-asian="Times New Roman2" style:font-size-asian="10pt" style:language-asian="fi" style:country-asian="FI"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Times New Roman" fo:font-size="10pt" fo:language="fi" fo:country="FI" style:letter-kerning="false" style:font-name-asian="Times New Roman2" style:font-size-asian="10pt" style:language-asian="fi" style:country-asian="FI"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fo:hyphenation-keep="page" loext:hyphenation-keep-type="column" style:writing-mode="lr-tb"/>
      <style:text-properties style:font-name="Arial" fo:font-family="Arial" style:font-family-generic="roman" style:font-pitch="variable" fo:font-size="12pt" style:font-size-asian="12pt" style:font-size-complex="12pt" fo:hyphenate="false" fo:hyphenation-remain-char-count="2" fo:hyphenation-push-char-count="2" loext:hyphenation-no-caps="true" loext:hyphenation-no-last-word="false" loext:hyphenation-word-char-count="5" loext:hyphenation-zone="42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Leipäteksti1" loext:linked-style-name="Body_20_Text_20_Char" style:class="text"/>
    <style:style style:name="List" style:family="paragraph" style:parent-style-name="Luetelma" style:class="list">
      <style:text-properties fo:language="fi" fo:country="FI"/>
    </style:style>
    <style:style style:name="Caption" style:family="paragraph" style:parent-style-name="Standard" style:next-style-name="Leipäteksti1" style:class="extra">
      <style:paragraph-properties fo:margin-top="0.222in" fo:margin-bottom="0.2638in" style:contextual-spacing="false" fo:line-height="100%"/>
      <style:text-properties fo:color="#000000" loext:opacity="100%" style:font-name="Arial1" fo:font-family="Arial" style:font-family-generic="swiss" style:font-pitch="variable" fo:language="en" fo:country="GB" style:font-size-complex="9pt" style:font-style-complex="italic">
        <loext:char-complex-color loext:theme-type="dark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eipäteksti1" style:next-style-name="Leipäteksti1" loext:linked-style-name="Heading_20_1_20_Char" style:default-outline-level="1" style:list-style-name="WWNum2" style:class="chapter">
      <style:paragraph-properties fo:margin-top="0.3335in" fo:margin-bottom="0.3335in" style:contextual-spacing="false" fo:line-height="100%" fo:keep-together="always" fo:keep-with-next="always"/>
      <style:text-properties style:font-name="Arial1" fo:font-family="Arial" style:font-family-generic="swiss" style:font-pitch="variable" fo:font-size="16pt" fo:font-weight="bold" style:font-name-asian="ＭＳ Ｐゴシック" style:font-family-asian="'ＭＳ Ｐ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Leipäteksti1" style:next-style-name="Leipäteksti1" loext:linked-style-name="Heading_20_2_20_Char" style:default-outline-level="2" style:list-style-name="WWNum2" style:list-level="2" style:class="chapter">
      <style:paragraph-properties fo:margin-top="0.139in" fo:margin-bottom="0.3335in" style:contextual-spacing="false" fo:line-height="100%" fo:keep-together="always" fo:keep-with-next="always"/>
      <style:text-properties style:font-name="Arial1" fo:font-family="Arial" style:font-family-generic="swiss" style:font-pitch="variable" fo:font-size="14pt" style:font-name-asian="ＭＳ Ｐゴシック" style:font-family-asian="'ＭＳ Ｐゴシック'" style:font-family-generic-asian="system" style:font-pitch-asian="variable" style:font-size-asian="14pt"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Leipäteksti1" style:next-style-name="Leipäteksti1" loext:linked-style-name="Heading_20_3_20_Char" style:default-outline-level="3" style:list-style-name="WWNum2" style:list-level="3" style:class="chapter">
      <style:paragraph-properties fo:margin-top="0.139in" fo:margin-bottom="0.3335in" style:contextual-spacing="false" fo:line-height="100%" fo:keep-together="always"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2" style:font-family-complex="'Times New Roman'"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WWNum2" style:list-level="4" style:class="chapter">
      <style:paragraph-properties fo:margin-left="2in" fo:margin-top="0.139in" fo:margin-bottom="0in" style:contextual-spacing="false" fo:keep-together="always" fo:text-indent="-0.25in" style:auto-text-indent="false"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font-size-complex="11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WWNum2" style:list-level="5" style:class="chapter">
      <style:paragraph-properties fo:margin-left="2.5in" fo:margin-top="0.139in" fo:margin-bottom="0in" style:contextual-spacing="false" fo:keep-together="always" fo:text-indent="-0.25in" style:auto-text-indent="false"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2" style:font-family-complex="'Times New Roman'"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2" style:list-level="6" style:class="chapter">
      <style:paragraph-properties fo:margin-left="3in" fo:margin-top="0.139in" fo:margin-bottom="0in" style:contextual-spacing="false" fo:keep-together="always" fo:text-indent="-0.1252in" style:auto-text-indent="false"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2" style:list-level="7" style:class="chapter">
      <style:paragraph-properties fo:margin-left="3.5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2" style:list-level="8" style:class="chapter">
      <style:paragraph-properties fo:margin-left="4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2"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2" style:list-level="9" style:class="chapter">
      <style:paragraph-properties fo:margin-left="4.5in" fo:margin-top="0.139in" fo:margin-bottom="0in" style:contextual-spacing="false" fo:keep-together="always" fo:text-indent="-0.1252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_2a__20_Metropolia_20_leipäteksti" style:display-name="* Metropolia leipäteksti" style:family="paragraph" style:parent-style-name="Standard" loext:linked-style-name="_2a__20_Metropolia_20_leipäteksti_20_Char">
      <style:text-properties style:font-name="Arial1" fo:font-family="Arial" style:font-family-generic="swiss" style:font-pitch="variable" fo:font-size="10pt" style:font-name-asian="Times" style:font-family-asian="Times" style:font-family-generic-asian="system" style:font-pitch-asian="variable"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Footer_20_Char" style:class="extra">
      <style:paragraph-properties>
        <style:tab-stops>
          <style:tab-stop style:position="3.3465in" style:type="center"/>
          <style:tab-stop style:position="6.6929in" style:type="right"/>
        </style:tab-stops>
      </style:paragraph-properties>
    </style:style>
    <style:style style:name="Contents_20_1" style:display-name="Contents 1" style:family="paragraph" style:parent-style-name="Leipäteksti1" style:next-style-name="Leipäteksti1" loext:linked-style-name="TOC_20_1_20_Char" style:class="index">
      <style:paragraph-properties fo:margin-top="0.1665in" fo:margin-bottom="0.2362in" style:contextual-spacing="false" fo:line-height="100%">
        <style:tab-stops>
          <style:tab-stop style:position="5.8984in" style:type="right"/>
        </style:tab-stops>
      </style:paragraph-properties>
    </style:style>
    <style:style style:name="Kuvio" style:family="paragraph" style:parent-style-name="Leipäteksti1" style:next-style-name="Leipäteksti1" style:list-style-name="WWNum4">
      <style:paragraph-properties fo:margin-top="0.222in" fo:margin-bottom="0in" style:contextual-spacing="false" fo:line-height="100%">
        <style:tab-stops>
          <style:tab-stop style:position="0.6102in"/>
        </style:tab-stops>
      </style:paragraph-properties>
    </style:style>
    <style:style style:name="Taulukon_20_selite" style:display-name="Taulukon selite" style:family="paragraph" style:parent-style-name="Leipäteksti1" style:next-style-name="Leipäteksti1" style:list-style-name="WWNum3">
      <style:paragraph-properties fo:margin-top="0.0835in" fo:margin-bottom="0in" style:contextual-spacing="false" fo:line-height="100%"/>
    </style:style>
    <style:style style:name="Contents_20_2" style:display-name="Contents 2" style:family="paragraph" style:parent-style-name="Leipäteksti1" style:next-style-name="Leipäteksti1" loext:linked-style-name="TOC_20_2_20_Char" style:class="index">
      <style:paragraph-properties fo:margin-left="0.2756in" fo:margin-top="0in" fo:margin-bottom="0.0693in" style:contextual-spacing="false" fo:line-height="100%">
        <style:tab-stops>
          <style:tab-stop style:position="0.6693in"/>
          <style:tab-stop style:position="5.8984in" style:type="right"/>
        </style:tab-stops>
      </style:paragraph-properties>
    </style:style>
    <style:style style:name="Lähde" style:family="paragraph" style:parent-style-name="Leipäteksti1" style:next-style-name="Leipäteksti1">
      <style:paragraph-properties fo:line-height="100%"/>
    </style:style>
    <style:style style:name="Contents_20_3" style:display-name="Contents 3" style:family="paragraph" style:parent-style-name="Standard" style:next-style-name="Standard" loext:linked-style-name="TOC_20_3_20_Char" style:class="index">
      <style:paragraph-properties fo:margin-left="0.6693in" fo:margin-top="0in" fo:margin-bottom="0.0693in" style:contextual-spacing="false" fo:line-height="100%">
        <style:tab-stops>
          <style:tab-stop style:position="1.1811in"/>
          <style:tab-stop style:position="5.8984in" style:type="right"/>
        </style:tab-stops>
      </style:paragraph-properties>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Table_20_Text" style:display-name="Table Text" style:family="paragraph" style:parent-style-name="Leipäteksti1" style:next-style-name="Leipäteksti1" loext:linked-style-name="Table_20_Text_20_Char">
      <style:paragraph-properties fo:margin-top="0.0693in" fo:margin-bottom="0.0693in" style:contextual-spacing="false" fo:line-height="100%"/>
    </style:style>
    <style:style style:name="Quote" style:family="paragraph" style:parent-style-name="Leipäteksti1" style:next-style-name="Leipäteksti1" loext:linked-style-name="Quote_20_Char">
      <style:paragraph-properties fo:margin-left="0.9055in" fo:line-height="100%"/>
      <style:text-properties fo:color="#000000" loext:opacity="100%" style:font-style-complex="italic">
        <loext:char-complex-color loext:theme-type="dark1" loext:color-type="theme"/>
      </style:text-properties>
    </style:style>
    <style:style style:name="Number_20_referencing" style:display-name="Number referencing" style:family="paragraph" style:parent-style-name="Lähde" style:next-style-name="Leipäteksti1" style:list-style-name="WWNum5">
      <style:paragraph-properties fo:margin-top="0in" fo:margin-bottom="0.1665in" style:contextual-spacing="false"/>
    </style:style>
    <style:style style:name="Balloon_20_Text" style:display-name="Balloon Text" style:family="paragraph" style:parent-style-name="Standard" loext:linked-style-name="Balloon_20_Text_20_Char">
      <style:text-properties fo:font-size="8pt" style:font-size-asian="8pt" style:font-name-complex="Tahoma1" style:font-family-complex="Tahoma" style:font-family-generic-complex="system" style:font-pitch-complex="variable" style:font-size-complex="8pt"/>
    </style:style>
    <style:style style:name="Nimiö" style:family="paragraph" style:parent-style-name="Standard">
      <style:paragraph-properties fo:line-height="100%"/>
    </style:style>
    <style:style style:name="Lähteet" style:family="paragraph" style:parent-style-name="Number_20_referencing" style:list-style-name="">
      <style:paragraph-properties fo:margin-left="0.1417in"/>
    </style:style>
    <style:style style:name="Table_20_Text_20_Bold" style:display-name="Table Text Bold" style:family="paragraph" style:parent-style-name="Table_20_Text" loext:linked-style-name="Table_20_Text_20_Bold_20_Char">
      <style:text-properties fo:font-weight="bold" style:font-weight-asian="bold"/>
    </style:style>
    <style:style style:name="Title" style:family="paragraph" style:parent-style-name="Standard" style:next-style-name="Subtitle_20_of_20_the_20_Thesis" loext:linked-style-name="Title_20_Char" style:class="chapter">
      <style:paragraph-properties fo:margin-top="0.278in" fo:margin-bottom="0in" style:contextual-spacing="true" fo:line-height="100%" fo:text-align="start" style:justify-single-word="fals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2" style:font-family-complex="'Times New Roman'" style:font-family-generic-complex="system" style:font-pitch-complex="variable" style:font-size-complex="26pt">
        <loext:char-complex-color loext:theme-type="dark2" loext:color-type="theme"/>
      </style:text-properties>
    </style:style>
    <style:style style:name="Writer" style:family="paragraph" style:parent-style-name="_2a__20_Metropolia_20_leipäteksti">
      <style:paragraph-properties fo:line-height="100%">
        <style:tab-stops>
          <style:tab-stop style:position="0in"/>
        </style:tab-stops>
      </style:paragraph-properties>
      <style:text-properties style:font-name="Arial1" fo:font-family="Arial" style:font-family-generic="swiss" style:font-pitch="variable" fo:font-size="14pt" style:font-size-asian="14pt" style:font-name-complex="Tahoma1" style:font-family-complex="Tahoma" style:font-family-generic-complex="system" style:font-pitch-complex="variable" style:font-size-complex="14pt"/>
    </style:style>
    <style:style style:name="Subtitle_20_of_20_the_20_Thesis" style:display-name="Subtitle of the Thesis" style:family="paragraph" style:parent-style-name="Title" style:next-style-name="Leipäteksti1">
      <style:paragraph-properties fo:margin-top="0.278in" fo:margin-bottom="0in" style:contextual-spacing="false"/>
      <style:text-properties fo:color="#000000" loext:opacity="100%" fo:font-size="18pt" style:font-size-asian="18pt" style:font-size-complex="18pt">
        <loext:char-complex-color loext:theme-type="dark1" loext:color-type="theme"/>
      </style:text-properties>
    </style:style>
    <style:style style:name="Appendix_20_Heading" style:display-name="Appendix Heading" style:family="paragraph" style:parent-style-name="Leipäteksti1" loext:linked-style-name="Appendix_20_Heading_20_Char" style:default-outline-level="2" style:list-style-name="">
      <style:paragraph-properties fo:margin-top="0.25in" fo:margin-bottom="0in" style:contextual-spacing="false" fo:line-height="100%"/>
      <style:text-properties fo:font-weight="bold" style:font-weight-asian="bold" style:font-size-complex="12pt"/>
    </style:style>
    <style:style style:name="Leipäteksti1" style:family="paragraph" style:parent-style-name="Standard" loext:linked-style-name="Leipäteksti_20_Char">
      <style:paragraph-properties fo:margin-top="0in" fo:margin-bottom="0.25in" style:contextual-spacing="false"/>
      <style:text-properties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Johdanto" style:family="paragraph" style:parent-style-name="Table_20_Text_20_Bold" loext:linked-style-name="Johdanto_20_Char">
      <style:text-properties fo:font-size="14pt" style:font-size-asian="14pt"/>
    </style:style>
    <style:style style:name="Cover_20_Page_20_Information" style:display-name="Cover Page Information" style:family="paragraph" style:parent-style-name="_2a__20_Metropolia_20_leipäteksti" loext:linked-style-name="Cover_20_Page_20_Information_20_Char">
      <style:paragraph-properties fo:line-height="0.3055in">
        <style:tab-stops>
          <style:tab-stop style:position="0in"/>
          <style:tab-stop style:position="2.1661in"/>
        </style:tab-stops>
      </style:paragraph-properties>
      <style:text-properties style:font-name="Arial1" fo:font-family="Arial" style:font-family-generic="swiss" style:font-pitch="variable" fo:font-size="12pt" style:font-size-asian="12pt" style:font-name-complex="Tahoma1" style:font-family-complex="Tahoma" style:font-family-generic-complex="system" style:font-pitch-complex="variable" style:font-size-complex="11pt"/>
    </style:style>
    <style:style style:name="Liitteet" style:family="paragraph" style:parent-style-name="Standard" loext:linked-style-name="Liitteet_20_Char"/>
    <style:style style:name="Title_20_of_20_the_20_Thesis" style:display-name="Title of the Thesis" style:family="paragraph" style:parent-style-name="Standard" loext:linked-style-name="Title_20_of_20_the_20_Thesis_20_Char">
      <style:paragraph-properties fo:margin-top="0.278in" fo:margin-bottom="0in" style:contextual-spacing="true" fo:line-height="100%" fo:text-align="start" style:justify-single-word="false"/>
      <style:text-properties fo:color="#9b3223" loext:opacity="100%" style:font-name="Arial1" fo:font-family="Arial" style:font-family-generic="swiss"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ällysluettelo_20_alaluvun_20_alaotsikko" style:display-name="Sisällysluettelo alaluvun alaotsikko" style:family="paragraph" style:parent-style-name="Contents_20_3" loext:linked-style-name="Sisällysluettelo_20_alaluvun_20_alaotsikko_20_Char"/>
    <style:style style:name="Sisällysluettelo_20_alaluvun_20_otsikko" style:display-name="Sisällysluettelo alaluvun otsikko" style:family="paragraph" style:parent-style-name="Contents_20_2" loext:linked-style-name="Sisällysluettelo_20_alaluvun_20_otsikko_20_Char"/>
    <style:style style:name="Sisällysluettelo_20_lähteet" style:display-name="Sisällysluettelo lähteet" style:family="paragraph" style:parent-style-name="Contents_20_1" loext:linked-style-name="Sisällysluettelo_20_lähteet_20_Char"/>
    <style:style style:name="Sisällysluettelo_20_otsikko" style:display-name="Sisällysluettelo otsikko" style:family="paragraph" style:parent-style-name="Contents_20_1" loext:linked-style-name="Sisällysluettelo_20_otsikko_20_Char">
      <style:paragraph-properties>
        <style:tab-stops>
          <style:tab-stop style:position="0.2756in"/>
          <style:tab-stop style:position="5.8984in" style:type="right"/>
        </style:tab-stops>
      </style:paragraph-properties>
    </style:style>
    <style:style style:name="Abstract" style:family="paragraph" style:parent-style-name="Leipäteksti1" style:next-style-name="Standard" loext:linked-style-name="Abstract_20_Char">
      <style:paragraph-properties fo:margin-left="1.9689in" fo:margin-top="0in" fo:margin-bottom="0in" style:contextual-spacing="false" fo:line-height="115%" fo:text-indent="-1.9689in" style:auto-text-indent="false">
        <style:tab-stops>
          <style:tab-stop style:position="1.9689in"/>
        </style:tab-stops>
      </style:paragraph-properties>
    </style:style>
    <style:style style:name="Kuva" style:family="paragraph" style:parent-style-name="Standard" style:next-style-name="Standard" style:list-style-name="WWNum6">
      <style:paragraph-properties fo:margin-left="0.4453in" fo:margin-top="0.222in" fo:margin-bottom="0.25in" style:contextual-spacing="false" fo:line-height="100%" fo:text-align="start" style:justify-single-word="false" fo:text-indent="-0.248in" style:auto-text-indent="false"/>
      <style:text-properties style:font-name="Arial1" fo:font-family="Arial" style:font-family-generic="swiss"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swiss"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style>
    <style:style style:name="Kuvan_20_selite" style:display-name="Kuvan selite" style:family="paragraph" style:parent-style-name="Standard" style:next-style-name="Leipäteksti1" style:list-style-name="WWNum7">
      <style:paragraph-properties fo:margin-left="0.5909in" fo:margin-top="0.222in" fo:margin-bottom="0.2638in" style:contextual-spacing="false" fo:line-height="100%" fo:text-indent="-0.5909in" style:auto-text-indent="false">
        <style:tab-stops>
          <style:tab-stop style:position="0.6102in"/>
        </style:tab-stops>
      </style:paragraph-properties>
      <style:text-properties style:font-name="Arial1" fo:font-family="Arial" style:font-family-generic="swiss"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References_20__2b__20_Appendixes_20_Heading" style:display-name="References + Appendixes Heading" style:family="paragraph" style:parent-style-name="Subtitle_20_of_20_the_20_Thesis" style:next-style-name="Leipäteksti1" style:default-outline-level="1" style:list-style-name="">
      <style:paragraph-properties fo:margin-top="0.278in" fo:margin-bottom="0.4165in" style:contextual-spacing="false"/>
      <style:text-properties fo:font-size="14pt" fo:language="en" fo:country="GB" fo:font-weight="bold" style:font-size-asian="14pt" style:font-weight-asian="bold"/>
    </style:style>
    <style:style style:name="Abstract_20_Heading_20__28_WW_29_" style:display-name="Abstract Heading (WW)" style:family="paragraph" style:parent-style-name="References_20__2b__20_Appendixes_20_Heading" style:default-outline-level="">
      <style:text-properties style:font-name-complex="Tahoma1" style:font-family-complex="Tahoma" style:font-family-generic-complex="system" style:font-pitch-complex="variable"/>
    </style:style>
    <style:style style:name="Tiivistelmä_20_18pt_20_after" style:display-name="Tiivistelmä 18pt after" style:family="paragraph" style:parent-style-name="Abstract">
      <style:paragraph-properties fo:margin-top="0in" fo:margin-bottom="0.25in" style:contextual-spacing="false"/>
    </style:style>
    <style:style style:name="Luetelma" style:family="paragraph" style:parent-style-name="Leipäteksti1" style:list-style-name="WWNum8">
      <style:paragraph-properties fo:margin-top="0.0835in" fo:margin-bottom="0.0835in" style:contextual-spacing="false" fo:line-height="100%" fo:text-align="justify" style:justify-single-word="false"/>
    </style:style>
    <style:style style:name="Normal_20_Text_20_Before_20_a_20_Quote_20_or_20_List" style:display-name="Normal Text Before a Quote or List" style:family="paragraph" style:parent-style-name="Leipäteksti1">
      <style:paragraph-properties fo:margin-top="0.2638in" fo:margin-bottom="0.139in" style:contextual-spacing="false"/>
    </style:style>
    <style:style style:name="Referencing" style:family="paragraph" style:parent-style-name="Number_20_referencing" style:list-style-name=""/>
    <style:style style:name="Body_20_Text1" style:display-name="Body Text1" style:family="paragraph" style:parent-style-name="Standard">
      <style:paragraph-properties fo:margin-top="0.2638in" fo:margin-bottom="0.2638in" style:contextual-spacing="false" fo:text-align="start" style:justify-single-word="false"/>
      <style:text-properties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Body_20_Text_20_No_20_Spacing" style:display-name="Body Text No Spacing" style:family="paragraph" style:parent-style-name="Text_20_body" style:next-style-name="Text_20_body">
      <style:paragraph-properties fo:margin-top="0in" fo:margin-bottom="0.25in" style:contextual-spacing="true" fo:line-height="100%"/>
      <style:text-properties fo:language="en" fo:country="US"/>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GB" fo:font-weight="bold" style:font-name-asian="ＭＳ Ｐゴシック" style:font-family-asian="'ＭＳ Ｐゴシック'"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4pt" fo:language="en" fo:country="GB" style:font-name-asian="ＭＳ Ｐゴシック" style:font-family-asian="'ＭＳ Ｐゴシック'"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1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2"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Quote_20_Char" style:display-name="Quote Char" style:family="text" style:parent-style-name="Default_20_Paragraph_20_Font" loext:linked-style-name="Quote">
      <style:text-properties fo:color="#000000" loext:opacity="100%"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font-style-complex="italic">
        <loext:char-complex-color loext:theme-type="dark1" loext:color-type="theme"/>
      </style:text-properties>
    </style:style>
    <style:style style:name="Balloon_20_Text_20_Char" style:display-name="Balloon Text Char" style:family="text" style:parent-style-name="Default_20_Paragraph_20_Font" loext:linked-style-name="Balloon_20_Text">
      <style:text-properties style:font-name="Arial" fo:font-family="Arial"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2" style:font-family-complex="'Times New Roman'" style:font-family-generic-complex="system" style:font-pitch-complex="variable" style:font-size-complex="26pt">
        <loext:char-complex-color loext:theme-type="dark2" loext:color-type="theme"/>
      </style:text-properties>
    </style:style>
    <style:style style:name="Appendix_20_Heading_20_Char" style:display-name="Appendix Heading Char" style:family="text" style:parent-style-name="Leipäteksti_20_Char" loext:linked-style-name="Appendix_20_Heading">
      <style:text-properties style:font-name="Arial" fo:font-family="Arial" style:font-family-generic="roman" style:font-pitch="variable" fo:font-size="12pt" fo:language="en" fo:country="GB"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style>
    <style:style style:name="_2a__20_Metropolia_20_leipäteksti_20_Char" style:display-name="* Metropolia leipäteksti Char" style:family="text" style:parent-style-name="Default_20_Paragraph_20_Font" loext:linked-style-name="_2a__20_Metropolia_20_leipäteksti">
      <style:text-properties style:font-name="Arial1" fo:font-family="Arial" style:font-family-generic="swiss" style:font-pitch="variable" style:font-name-asian="Times" style:font-family-asian="Times" style:font-family-generic-asian="system" style:font-pitch-asian="variable" style:language-asian="en" style:country-asian="US"/>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ble_20_Text_20_Char" style:display-name="Table Text Char" style:family="text" style:parent-style-name="Leipäteksti_20_Char" loext:linked-style-name="Table_20_Tex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ble_20_Text_20_Bold_20_Char" style:display-name="Table Text Bold Char" style:family="text" style:parent-style-name="Table_20_Text_20_Char" loext:linked-style-name="Table_20_Text_20_Bold">
      <style:text-properties style:font-name="Arial" fo:font-family="Arial" style:font-family-generic="roman" style:font-pitch="variable" fo:font-size="12pt" fo:language="en" fo:country="GB"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1pt"/>
    </style:style>
    <style:style style:name="Johdanto_20_Char" style:display-name="Johdanto Char" style:family="text" style:parent-style-name="Table_20_Text_20_Bold_20_Char" loext:linked-style-name="Johdanto">
      <style:text-properties style:font-name="Arial" fo:font-family="Arial" style:font-family-generic="roman" style:font-pitch="variable" fo:font-size="14pt" fo:language="en" fo:country="GB"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1pt"/>
    </style:style>
    <style:style style:name="Cover_20_Page_20_Information_20_Char" style:display-name="Cover Page Information Char" style:family="text" style:parent-style-name="_2a__20_Metropolia_20_leipäteksti_20_Char" loext:linked-style-name="Cover_20_Page_20_Information">
      <style:text-properties style:font-name="Arial1" fo:font-family="Arial" style:font-family-generic="swiss" style:font-pitch="variable" fo:font-size="12pt" style:font-name-asian="Times" style:font-family-asian="Times" style:font-family-generic-asian="system" style:font-pitch-asian="variable" style:font-size-asian="12pt" style:language-asian="en" style:country-asian="US" style:font-name-complex="Tahoma1" style:font-family-complex="Tahoma" style:font-family-generic-complex="system" style:font-pitch-complex="variable" style:font-size-complex="11pt"/>
    </style:style>
    <style:style style:name="Liitteet_20_Char" style:display-name="Liitteet Char" style:family="text" style:parent-style-name="Default_20_Paragraph_20_Font" loext:linked-style-name="Liitteet">
      <style:text-properties style:font-name="Arial" fo:font-family="Arial" style:font-family-generic="roman" style:font-pitch="variable" fo:font-size="12pt" style:font-size-asian="12pt" style:font-size-complex="12pt"/>
    </style:style>
    <style:style style:name="Title_20_of_20_the_20_Thesis_20_Char" style:display-name="Title of the Thesis Char" style:family="text" style:parent-style-name="Default_20_Paragraph_20_Font" loext:linked-style-name="Title_20_of_20_the_20_Thesis">
      <style:text-properties fo:color="#9b3223" loext:opacity="100%" style:font-name="Arial1" fo:font-family="Arial" style:font-family-generic="swiss"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TOC_20_3_20_Char" style:display-name="TOC 3 Char" style:family="text" style:parent-style-name="Default_20_Paragraph_20_Font" loext:linked-style-name="Contents_20_3">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alaotsikko_20_Char" style:display-name="Sisällysluettelo alaluvun alaotsikko Char" style:family="text" style:parent-style-name="TOC_20_3_20_Char" loext:linked-style-name="Sisällysluettelo_20_alaluvun_20_ala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2_20_Char" style:display-name="TOC 2 Char" style:family="text" style:parent-style-name="Leipäteksti_20_Char" loext:linked-style-name="Contents_20_2">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otsikko_20_Char" style:display-name="Sisällysluettelo alaluvun otsikko Char" style:family="text" style:parent-style-name="TOC_20_2_20_Char" loext:linked-style-name="Sisällysluettelo_20_alaluvun_20_otsikko">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1_20_Char" style:display-name="TOC 1 Char" style:family="text" style:parent-style-name="Leipäteksti_20_Char" loext:linked-style-name="Contents_20_1">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lähteet_20_Char" style:display-name="Sisällysluettelo lähteet Char" style:family="text" style:parent-style-name="TOC_20_1_20_Char" loext:linked-style-name="Sisällysluettelo_20_lähtee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otsikko_20_Char" style:display-name="Sisällysluettelo otsikko Char" style:family="text" style:parent-style-name="TOC_20_1_20_Char" loext:linked-style-name="Sisällysluettelo_20_otsikko">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Abstract_20_Char" style:display-name="Abstract Char" style:family="text" style:parent-style-name="Leipäteksti_20_Char" loext:linked-style-name="Abstract">
      <style:text-properties style:font-name="Arial" fo:font-family="Arial" style:font-family-generic="roman" style:font-pitch="variable"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Korostettu_20_käsite" style:display-name="Korostettu käsite"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ahoma" fo:font-family="Tahoma" style:font-family-generic="swiss"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text-line-through-style="none" style:text-line-through-type="none" style:text-position="0% 100%" style:font-name="Arial1" fo:font-family="Arial" style:font-family-generic="swiss" style:font-pitch="variable" fo:font-size="12pt" fo:font-style="normal" fo:font-weight="normal" style:font-size-asian="12pt" style:font-style-asian="normal" style:font-weight-asian="normal" text:display="tru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use-window-font-color="true" loext:opacity="0%" style:font-name="Times New Roman" fo:font-family="'Times New Roman'" style:font-family-generic="roman" style:font-pitch="variable"/>
    </style:style>
    <style:style style:name="ListLabel_20_65" style:display-name="ListLabel 65" style:family="text">
      <style:text-properties style:use-window-font-color="true" loext:opacity="0%" style:font-name="Times New Roman1" fo:font-family="'Times New Roman'" style:font-family-generic="swiss" style:font-pitch="variable"/>
    </style:style>
    <style:style style:name="ListLabel_20_66" style:display-name="ListLabel 66" style:family="text">
      <style:text-properties style:use-window-font-color="true" loext:opacity="0%" style:font-name="Times New Roman1" fo:font-family="'Times New Roman'" style:font-family-generic="swiss" style:font-pitch="variable"/>
    </style:style>
    <style:style style:name="ListLabel_20_67" style:display-name="ListLabel 67" style:family="text">
      <style:text-properties style:use-window-font-color="true" loext:opacity="0%" style:font-name="Times New Roman1" fo:font-family="'Times New Roman'" style:font-family-generic="swiss" style:font-pitch="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ahoma" fo:font-family="Tahoma" style:font-family-generic="swiss" style:font-pitch="variable" fo:font-size="11pt" fo:font-style="normal" fo:font-weight="normal" style:font-size-asian="11pt" style:font-style-asian="normal" style:font-weight-asian="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Taulukko %1%." style:num-prefix="Taulukko "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Kuvio %1%." style:num-prefix="Kuvio "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Kuva %1%." style:num-prefix="Kuv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Kuva %1%." style:num-prefix="Kuv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937in" fo:margin-left="0.905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ahoma"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style:text-properties fo:font-family="Tahoma"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style:text-properties fo:font-family="Tahoma" style:font-style-name="Regular" style:font-family-generic="swiss" style:font-pitch="variable"/>
      </text:list-level-style-bullet>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3.622in"/>
        </style:tab-stops>
      </style:paragraph-properties>
      <style:text-properties style:font-name-complex="Tahoma1" style:font-size-complex="11pt"/>
    </style:style>
    <style:style style:name="MP2" style:family="paragraph" style:parent-style-name="Header">
      <style:paragraph-properties fo:text-align="end" style:justify-single-word="false"/>
    </style:style>
    <style:style style:name="MP3" style:family="paragraph" style:parent-style-name="Header">
      <style:paragraph-properties fo:margin-right="0.25in" fo:text-align="end" style:justify-single-word="false"/>
    </style:style>
    <style:style style:name="MP4" style:family="paragraph" style:parent-style-name="Header">
      <style:paragraph-properties fo:padding="0in" fo:border="none"/>
    </style:style>
    <style:style style:name="MT1" style:family="text">
      <style:text-properties style:font-name-complex="Tahoma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689in" fo:margin-bottom="1.1811in" fo:margin-left="1.5752in" fo:margin-right="0.7874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5.0437in" fo:margin-left="0in" fo:margin-right="0in" fo:margin-bottom="5.0043in" style:dynamic-spacing="true"/>
      </style:header-style>
      <style:footer-style/>
    </style:page-layout>
    <style:page-layout style:name="Mpm2">
      <style:page-layout-properties fo:page-width="8.2681in" fo:page-height="11.6929in" style:num-format="1" style:print-orientation="portrait" fo:margin-top="0.3937in" fo:margin-bottom="0.7874in" fo:margin-left="1.5752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
      <style:page-layout-properties fo:page-width="8.2681in" fo:page-height="11.6929in" style:num-format="1" style:print-orientation="portrait" fo:margin-top="0.3937in" fo:margin-bottom="0.3937in" fo:margin-left="1.5752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874in" fo:margin-left="0in" fo:margin-right="0in" fo:margin-top="0.748in" style:dynamic-spacing="true"/>
      </style:footer-style>
    </style:page-layout>
    <style:page-layout style:name="Mpm5">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frame draw:style-name="Mfr1" draw:name="Picture 16" text:anchor-type="as-char" svg:width="3.5827in" svg:height="3.8189in" draw:z-index="0"><draw:image xlink:href="Pictures/100000000000049D000004EB34B49971.jpg" xlink:type="simple" xlink:show="embed" xlink:actuate="onLoad" draw:mime-type="image/jpeg"/><svg:desc>Metropolia Ammattikorkeakoulu.</svg:desc></draw:frame></text:p>
      </style:header>
    </style:master-page>
    <style:master-page style:name="Converted1" style:page-layout-name="Mpm2" draw:style-name="Mdp1">
      <style:header>
        <text:p text:style-name="MP1" loext:marker-style-name="MT1"/>
      </style:header>
    </style:master-page>
    <style:master-page style:name="Converted2" style:page-layout-name="Mpm3" draw:style-name="Mdp1">
      <style:header>
        <text:p text:style-name="MP2"/>
      </style:header>
      <style:footer>
        <text:p text:style-name="Footer"/>
      </style:footer>
    </style:master-page>
    <style:master-page style:name="Converted3" style:page-layout-name="Mpm4" draw:style-name="Mdp1">
      <style:header>
        <text:p text:style-name="MP2"/>
      </style:header>
      <style:footer>
        <text:p text:style-name="Footer"/>
      </style:footer>
    </style:master-page>
    <style:master-page style:name="Converted4" style:page-layout-name="Mpm4" draw:style-name="Mdp1">
      <style:header>
        <text:p text:style-name="MP2"><text:page-number text:select-page="current">0</text:page-number></text:p>
        <text:p text:style-name="Standard"/>
      </style:header>
      <style:footer>
        <text:p text:style-name="Footer"/>
      </style:footer>
    </style:master-page>
    <style:master-page style:name="Converted5" style:page-layout-name="Mpm5" draw:style-name="Mdp1">
      <style:header>
        <text:p text:style-name="MP3"><draw:frame draw:style-name="Mfr2" draw:name="Frame2" text:anchor-type="paragraph" svg:y="0.0008in" draw:z-index="0"><draw:text-box fo:min-height="0.0161in" fo:min-width="0.0161in"><text:p text:style-name="MP4"><text:span text:style-name="Page_20_Number"><text:page-number text:select-page="current">0</text:page-number></text:span></text:p></draw:text-box></draw:frame></text:p>
        <text:p text:style-name="MP2"/>
      </style:header>
      <style:footer>
        <text:p text:style-name="Footer"/>
      </style:footer>
    </style:master-page>
    <style:master-page style:name="Converted6" style:page-layout-name="Mpm5" draw:style-name="Mdp1">
      <style:header>
        <text:p text:style-name="MP3"><draw:frame draw:style-name="Mfr2" draw:name="Frame3" text:anchor-type="paragraph" svg:y="0.0008in" draw:z-index="0"><draw:text-box fo:min-height="0.0161in" fo:min-width="0.0161in"><text:p text:style-name="MP4"><text:span text:style-name="Page_20_Number"><text:page-number text:select-page="current">0</text:page-number></text:span></text:p></draw:text-box></draw:frame></text:p>
        <text:p text:style-name="MP2">Appendix 2</text:p>
        <text:p text:style-name="MP2"/>
        <text:p text:style-name="Standard"/>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126</meta:editing-cycles>
    <meta:creation-date>2025-06-27T09:08:00</meta:creation-date>
    <dc:date>2025-12-12T11:21:29.700750700</dc:date>
    <meta:editing-duration>PT5H35M49S</meta:editing-duration>
    <meta:generator>LibreOffice/25.2.7.2$Windows_X86_64 LibreOffice_project/5cbfd1ab6520636bb5f7b99185aa69bd7456825d</meta:generator>
    <meta:print-date>2025-12-11T13:46:44.516709100</meta:print-date>
    <meta:printed-by>PDF files</meta:printed-by>
    <meta:document-statistic meta:table-count="0" meta:image-count="1" meta:object-count="0" meta:page-count="10" meta:paragraph-count="159" meta:word-count="1370" meta:character-count="11902" meta:non-whitespace-character-count="10777"/>
    <meta:user-defined meta:name="AppVersion">16.0000</meta:user-defined>
    <meta:user-defined meta:name="ContentTypeId">0x010100495DAE342122D046A1BC8B465CE2930A</meta:user-defined>
    <meta:template xlink:type="simple" xlink:actuate="onRequest" xlink:title="Normal.dotm" xlink:href=""/>
  </office:meta>
</office:document-meta>
</file>